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9.5cm" style:rel-column-width="32767*"/>
    </style:style>
    <style:style style:name="Table4.B" style:family="table-column">
      <style:table-column-properties style:column-width="9.5cm" style:rel-column-width="32768*"/>
    </style:style>
    <style:style style:name="Table4.A1" style:family="table-cell">
      <style:table-cell-properties style:vertical-align="middle" style:writing-mode="page"/>
    </style:style>
    <style:style style:name="Table1" style:family="table">
      <style:table-properties style:width="13.399cm" fo:margin-left="1.568cm" fo:margin-top="0cm" fo:margin-bottom="0cm" table:align="left" style:writing-mode="lr-tb"/>
    </style:style>
    <style:style style:name="Table1.A" style:family="table-column">
      <style:table-column-properties style:column-width="5.101cm"/>
    </style:style>
    <style:style style:name="Table1.B" style:family="table-column">
      <style:table-column-properties style:column-width="8.2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19.001cm" table:align="margins" style:writing-mode="lr-tb"/>
    </style:style>
    <style:style style:name="Table5.A" style:family="table-column">
      <style:table-column-properties style:column-width="6.795cm" style:rel-column-width="23432*"/>
    </style:style>
    <style:style style:name="Table5.B" style:family="table-column">
      <style:table-column-properties style:column-width="5.514cm" style:rel-column-width="19019*"/>
    </style:style>
    <style:style style:name="Table5.C" style:family="table-column">
      <style:table-column-properties style:column-width="6.692cm" style:rel-column-width="23084*"/>
    </style:style>
    <style:style style:name="Table5.A1" style:family="table-cell">
      <style:table-cell-properties style:vertical-align="middle" style:writing-mode="page"/>
    </style:style>
    <style:style style:name="Table6" style:family="table">
      <style:table-properties style:width="17.971cm" fo:margin-top="0cm" fo:margin-bottom="0cm" table:align="center" style:writing-mode="lr-tb"/>
    </style:style>
    <style:style style:name="Table6.A" style:family="table-column">
      <style:table-column-properties style:column-width="8.733cm"/>
    </style:style>
    <style:style style:name="Table6.B" style:family="table-column">
      <style:table-column-properties style:column-width="9.237cm"/>
    </style:style>
    <style:style style:name="Table6.1" style:family="table-row">
      <style:table-row-properties style:min-row-height="0.522cm" fo:keep-together="auto"/>
    </style:style>
    <style:style style:name="Table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5" style:family="table">
      <style:table-properties style:width="17.971cm" fo:margin-top="0cm" fo:margin-bottom="0cm" table:align="center" style:writing-mode="lr-tb"/>
    </style:style>
    <style:style style:name="Table15.A" style:family="table-column">
      <style:table-column-properties style:column-width="1.208cm"/>
    </style:style>
    <style:style style:name="Table15.B" style:family="table-column">
      <style:table-column-properties style:column-width="2.602cm"/>
    </style:style>
    <style:style style:name="Table15.C" style:family="table-column">
      <style:table-column-properties style:column-width="1.191cm"/>
    </style:style>
    <style:style style:name="Table15.D" style:family="table-column">
      <style:table-column-properties style:column-width="0.9cm"/>
    </style:style>
    <style:style style:name="Table15.F" style:family="table-column">
      <style:table-column-properties style:column-width="1.005cm"/>
    </style:style>
    <style:style style:name="Table15.G" style:family="table-column">
      <style:table-column-properties style:column-width="1.085cm"/>
    </style:style>
    <style:style style:name="Table15.H" style:family="table-column">
      <style:table-column-properties style:column-width="1.217cm"/>
    </style:style>
    <style:style style:name="Table15.L" style:family="table-column">
      <style:table-column-properties style:column-width="1.545cm"/>
    </style:style>
    <style:style style:name="Table15.M" style:family="table-column">
      <style:table-column-properties style:column-width="0.953cm"/>
    </style:style>
    <style:style style:name="Table15.N" style:family="table-column">
      <style:table-column-properties style:column-width="0.803cm"/>
    </style:style>
    <style:style style:name="Table15.O" style:family="table-column">
      <style:table-column-properties style:column-width="1.679cm"/>
    </style:style>
    <style:style style:name="Table15.1" style:family="table-row">
      <style:table-row-properties style:min-row-height="0.522cm" fo:keep-together="auto"/>
    </style:style>
    <style:style style:name="Table1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5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5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15.3" style:family="table-row">
      <style:table-row-properties style:min-row-height="1.062cm" fo:keep-together="auto"/>
    </style:style>
    <style:style style:name="Table15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A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C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D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E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G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H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I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J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L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M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N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O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7.971cm" fo:margin-top="0cm" fo:margin-bottom="0cm" table:align="center" style:writing-mode="lr-tb"/>
    </style:style>
    <style:style style:name="Table8.A" style:family="table-column">
      <style:table-column-properties style:column-width="1.208cm"/>
    </style:style>
    <style:style style:name="Table8.B" style:family="table-column">
      <style:table-column-properties style:column-width="2.602cm"/>
    </style:style>
    <style:style style:name="Table8.C" style:family="table-column">
      <style:table-column-properties style:column-width="1.191cm"/>
    </style:style>
    <style:style style:name="Table8.D" style:family="table-column">
      <style:table-column-properties style:column-width="0.9cm"/>
    </style:style>
    <style:style style:name="Table8.F" style:family="table-column">
      <style:table-column-properties style:column-width="1.005cm"/>
    </style:style>
    <style:style style:name="Table8.G" style:family="table-column">
      <style:table-column-properties style:column-width="1.085cm"/>
    </style:style>
    <style:style style:name="Table8.H" style:family="table-column">
      <style:table-column-properties style:column-width="1.217cm"/>
    </style:style>
    <style:style style:name="Table8.L" style:family="table-column">
      <style:table-column-properties style:column-width="1.545cm"/>
    </style:style>
    <style:style style:name="Table8.M" style:family="table-column">
      <style:table-column-properties style:column-width="0.953cm"/>
    </style:style>
    <style:style style:name="Table8.N" style:family="table-column">
      <style:table-column-properties style:column-width="0.803cm"/>
    </style:style>
    <style:style style:name="Table8.O" style:family="table-column">
      <style:table-column-properties style:column-width="1.679cm"/>
    </style:style>
    <style:style style:name="Table8.1" style:family="table-row">
      <style:table-row-properties style:min-row-height="0.522cm" fo:keep-together="auto"/>
    </style:style>
    <style:style style:name="Table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8.3" style:family="table-row">
      <style:table-row-properties style:min-row-height="1.062cm" fo:keep-together="auto"/>
    </style:style>
    <style:style style:name="Table8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.A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9.001cm" table:align="margins" style:writing-mode="lr-tb"/>
    </style:style>
    <style:style style:name="Table3.A" style:family="table-column">
      <style:table-column-properties style:column-width="6.795cm" style:rel-column-width="23432*"/>
    </style:style>
    <style:style style:name="Table3.B" style:family="table-column">
      <style:table-column-properties style:column-width="5.514cm" style:rel-column-width="19019*"/>
    </style:style>
    <style:style style:name="Table3.C" style:family="table-column">
      <style:table-column-properties style:column-width="6.692cm" style:rel-column-width="23084*"/>
    </style:style>
    <style:style style:name="Table3.A1" style:family="table-cell">
      <style:table-cell-properties style:vertical-align="middle" style:writing-mode="page"/>
    </style:style>
    <style:style style:name="Table7" style:family="table">
      <style:table-properties style:width="17.971cm" fo:margin-top="0cm" fo:margin-bottom="0cm" table:align="center" style:writing-mode="lr-tb"/>
    </style:style>
    <style:style style:name="Table7.A" style:family="table-column">
      <style:table-column-properties style:column-width="1.208cm"/>
    </style:style>
    <style:style style:name="Table7.B" style:family="table-column">
      <style:table-column-properties style:column-width="2.999cm"/>
    </style:style>
    <style:style style:name="Table7.C" style:family="table-column">
      <style:table-column-properties style:column-width="1.085cm"/>
    </style:style>
    <style:style style:name="Table7.D" style:family="table-column">
      <style:table-column-properties style:column-width="0.9cm"/>
    </style:style>
    <style:style style:name="Table7.E" style:family="table-column">
      <style:table-column-properties style:column-width="1.005cm"/>
    </style:style>
    <style:style style:name="Table7.H" style:family="table-column">
      <style:table-column-properties style:column-width="1.111cm"/>
    </style:style>
    <style:style style:name="Table7.L" style:family="table-column">
      <style:table-column-properties style:column-width="1.545cm"/>
    </style:style>
    <style:style style:name="Table7.M" style:family="table-column">
      <style:table-column-properties style:column-width="0.953cm"/>
    </style:style>
    <style:style style:name="Table7.N" style:family="table-column">
      <style:table-column-properties style:column-width="0.803cm"/>
    </style:style>
    <style:style style:name="Table7.O" style:family="table-column">
      <style:table-column-properties style:column-width="1.679cm"/>
    </style:style>
    <style:style style:name="Table7.1" style:family="table-row">
      <style:table-row-properties style:min-row-height="0.522cm" fo:keep-together="auto"/>
    </style:style>
    <style:style style:name="Tab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7.3" style:family="table-row">
      <style:table-row-properties style:min-row-height="1.062cm" fo:keep-together="auto"/>
    </style:style>
    <style:style style:name="Table7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A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C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D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E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F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G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H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I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J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K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L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M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N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.O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17.971cm" fo:margin-top="0cm" fo:margin-bottom="0cm" table:align="center" style:writing-mode="lr-tb"/>
    </style:style>
    <style:style style:name="Table10.A" style:family="table-column">
      <style:table-column-properties style:column-width="1.208cm"/>
    </style:style>
    <style:style style:name="Table10.B" style:family="table-column">
      <style:table-column-properties style:column-width="2.999cm"/>
    </style:style>
    <style:style style:name="Table10.C" style:family="table-column">
      <style:table-column-properties style:column-width="1.191cm"/>
    </style:style>
    <style:style style:name="Table10.D" style:family="table-column">
      <style:table-column-properties style:column-width="0.9cm"/>
    </style:style>
    <style:style style:name="Table10.G" style:family="table-column">
      <style:table-column-properties style:column-width="1.005cm"/>
    </style:style>
    <style:style style:name="Table10.H" style:family="table-column">
      <style:table-column-properties style:column-width="1.111cm"/>
    </style:style>
    <style:style style:name="Table10.J" style:family="table-column">
      <style:table-column-properties style:column-width="1.085cm"/>
    </style:style>
    <style:style style:name="Table10.L" style:family="table-column">
      <style:table-column-properties style:column-width="1.439cm"/>
    </style:style>
    <style:style style:name="Table10.M" style:family="table-column">
      <style:table-column-properties style:column-width="0.953cm"/>
    </style:style>
    <style:style style:name="Table10.N" style:family="table-column">
      <style:table-column-properties style:column-width="0.803cm"/>
    </style:style>
    <style:style style:name="Table10.O" style:family="table-column">
      <style:table-column-properties style:column-width="1.679cm"/>
    </style:style>
    <style:style style:name="Table10.1" style:family="table-row">
      <style:table-row-properties style:min-row-height="0.522cm" fo:keep-together="auto"/>
    </style:style>
    <style:style style:name="Table1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0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10.3" style:family="table-row">
      <style:table-row-properties style:min-row-height="1.062cm" fo:keep-together="auto"/>
    </style:style>
    <style:style style:name="Table10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C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E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G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H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J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L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M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N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O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1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19.001cm" table:align="margins" style:writing-mode="lr-tb"/>
    </style:style>
    <style:style style:name="Table9.A" style:family="table-column">
      <style:table-column-properties style:column-width="6.795cm" style:rel-column-width="23432*"/>
    </style:style>
    <style:style style:name="Table9.B" style:family="table-column">
      <style:table-column-properties style:column-width="5.514cm" style:rel-column-width="19019*"/>
    </style:style>
    <style:style style:name="Table9.C" style:family="table-column">
      <style:table-column-properties style:column-width="6.692cm" style:rel-column-width="23084*"/>
    </style:style>
    <style:style style:name="Table9.A1" style:family="table-cell">
      <style:table-cell-properties style:vertical-align="middle" style:writing-mode="page"/>
    </style:style>
    <style:style style:name="Table11" style:family="table">
      <style:table-properties style:width="17.971cm" fo:margin-top="0cm" fo:margin-bottom="0cm" fo:break-before="page" table:align="center" style:writing-mode="lr-tb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3.016cm"/>
    </style:style>
    <style:style style:name="Table11.C" style:family="table-column">
      <style:table-column-properties style:column-width="1.085cm"/>
    </style:style>
    <style:style style:name="Table11.D" style:family="table-column">
      <style:table-column-properties style:column-width="0.9cm"/>
    </style:style>
    <style:style style:name="Table11.G" style:family="table-column">
      <style:table-column-properties style:column-width="1.005cm"/>
    </style:style>
    <style:style style:name="Table11.H" style:family="table-column">
      <style:table-column-properties style:column-width="1.111cm"/>
    </style:style>
    <style:style style:name="Table11.I" style:family="table-column">
      <style:table-column-properties style:column-width="0.979cm"/>
    </style:style>
    <style:style style:name="Table11.L" style:family="table-column">
      <style:table-column-properties style:column-width="1.334cm"/>
    </style:style>
    <style:style style:name="Table11.M" style:family="table-column">
      <style:table-column-properties style:column-width="0.953cm"/>
    </style:style>
    <style:style style:name="Table11.N" style:family="table-column">
      <style:table-column-properties style:column-width="0.803cm"/>
    </style:style>
    <style:style style:name="Table11.O" style:family="table-column">
      <style:table-column-properties style:column-width="1.679cm"/>
    </style:style>
    <style:style style:name="Table11.1" style:family="table-row">
      <style:table-row-properties style:min-row-height="0.522cm" fo:keep-together="auto"/>
    </style:style>
    <style:style style:name="Table1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1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1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11.3" style:family="table-row">
      <style:table-row-properties style:min-row-height="1.062cm" fo:keep-together="auto"/>
    </style:style>
    <style:style style:name="Table11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C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E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G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H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J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K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L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M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N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O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.971cm" fo:margin-top="0cm" fo:margin-bottom="0cm" table:align="center" style:writing-mode="lr-tb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1.085cm"/>
    </style:style>
    <style:style style:name="Table2.D" style:family="table-column">
      <style:table-column-properties style:column-width="0.9cm"/>
    </style:style>
    <style:style style:name="Table2.G" style:family="table-column">
      <style:table-column-properties style:column-width="1.005cm"/>
    </style:style>
    <style:style style:name="Table2.H" style:family="table-column">
      <style:table-column-properties style:column-width="1.111cm"/>
    </style:style>
    <style:style style:name="Table2.I" style:family="table-column">
      <style:table-column-properties style:column-width="0.979cm"/>
    </style:style>
    <style:style style:name="Table2.L" style:family="table-column">
      <style:table-column-properties style:column-width="1.334cm"/>
    </style:style>
    <style:style style:name="Table2.M" style:family="table-column">
      <style:table-column-properties style:column-width="0.953cm"/>
    </style:style>
    <style:style style:name="Table2.N" style:family="table-column">
      <style:table-column-properties style:column-width="0.803cm"/>
    </style:style>
    <style:style style:name="Table2.O" style:family="table-column">
      <style:table-column-properties style:column-width="1.679cm"/>
    </style:style>
    <style:style style:name="Table2.1" style:family="table-row">
      <style:table-row-properties style:min-row-height="0.522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N2" style:family="table-cell">
      <style:table-cell-properties style:vertical-align="middle" fo:background-color="transparent" fo:padding-left="0.191cm" fo:padding-right="0.191cm" fo:padding-top="0.097cm" fo:padding-bottom="0.097cm" fo:border="0.5pt solid #000000" loext:writing-mode="bt-lr">
        <style:background-image/>
      </style:table-cell-properties>
    </style:style>
    <style:style style:name="Table2.3" style:family="table-row">
      <style:table-row-properties style:min-row-height="1.062cm" fo:keep-together="auto"/>
    </style:style>
    <style:style style:name="Table2.G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7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8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10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E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G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H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J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K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L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M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N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O1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2" style:family="table">
      <style:table-properties style:width="17.971cm" fo:margin-top="0cm" fo:margin-bottom="0cm" table:align="center" style:writing-mode="lr-tb"/>
    </style:style>
    <style:style style:name="Table12.A" style:family="table-column">
      <style:table-column-properties style:column-width="8.985cm"/>
    </style:style>
    <style:style style:name="Table12.1" style:family="table-row">
      <style:table-row-properties style:min-row-height="0.522cm" fo:keep-together="auto"/>
    </style:style>
    <style:style style:name="Table1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" style:family="table">
      <style:table-properties style:width="19.001cm" table:align="margins" style:writing-mode="lr-tb"/>
    </style:style>
    <style:style style:name="Table14.A" style:family="table-column">
      <style:table-column-properties style:column-width="6.795cm" style:rel-column-width="23432*"/>
    </style:style>
    <style:style style:name="Table14.B" style:family="table-column">
      <style:table-column-properties style:column-width="5.514cm" style:rel-column-width="19019*"/>
    </style:style>
    <style:style style:name="Table14.C" style:family="table-column">
      <style:table-column-properties style:column-width="6.692cm" style:rel-column-width="23084*"/>
    </style:style>
    <style:style style:name="Table14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ody_20_Text1">
      <style:paragraph-properties fo:margin-left="0cm" fo:margin-right="0cm" fo:text-align="justify" style:justify-single-word="false" fo:text-indent="0cm" style:auto-text-indent="false"/>
      <style:text-properties officeooo:paragraph-rsid="000e51fa"/>
    </style:style>
    <style:style style:name="P3" style:family="paragraph" style:parent-style-name="Body_20_Text1">
      <style:paragraph-properties fo:margin-left="0cm" fo:margin-right="0cm" fo:text-align="justify" style:justify-single-word="false" fo:text-indent="0cm" style:auto-text-indent="false"/>
      <style:text-properties fo:color="#000000" style:font-name="Calibri" fo:font-size="8pt" officeooo:paragraph-rsid="000e51fa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096bea" style:font-name-asian="Times New Roman" style:font-size-asian="8pt" style:font-weight-asian="bold" style:font-name-complex="Times New Roman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112703" style:font-name-asian="Times New Roman" style:font-size-asian="8pt" style:font-weight-asian="bold" style:font-name-complex="Times New Roman" style:font-size-complex="8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139b78" style:font-name-asian="Times New Roman" style:font-size-asian="8pt" style:font-weight-asian="bold" style:font-name-complex="Times New Roman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15d8d6" style:font-name-asian="Times New Roman" style:font-size-asian="8pt" style:font-weight-asian="bold" style:font-name-complex="Times New Roman" style:font-size-complex="8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174adc" style:font-name-asian="Times New Roman" style:font-size-asian="8pt" style:font-weight-asian="bold" style:font-name-complex="Times New Roman" style:font-size-complex="8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Calibri" fo:font-size="8pt" fo:font-weight="bold" officeooo:paragraph-rsid="0019218f" style:font-name-asian="Times New Roman" style:font-size-asian="8pt" style:font-weight-asian="bold" style:font-name-complex="Times New Roman" style:font-size-complex="8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096bea"/>
    </style:style>
    <style:style style:name="P11" style:family="paragraph" style:parent-style-name="Standard">
      <style:text-properties officeooo:paragraph-rsid="00139b78"/>
    </style:style>
    <style:style style:name="P12" style:family="paragraph" style:parent-style-name="Standard">
      <style:text-properties officeooo:paragraph-rsid="0015d8d6"/>
    </style:style>
    <style:style style:name="P13" style:family="paragraph" style:parent-style-name="Standard">
      <style:text-properties fo:color="#000000" style:font-name="Calibri" fo:font-size="8pt" officeooo:paragraph-rsid="0015d8d6" style:font-size-asian="8pt" style:font-size-complex="8pt"/>
    </style:style>
    <style:style style:name="P14" style:family="paragraph" style:parent-style-name="Standard">
      <style:text-properties fo:color="#000000" style:font-name="Calibri" fo:font-size="8pt" officeooo:paragraph-rsid="00174adc" style:font-size-asian="8pt" style:font-size-complex="8pt"/>
    </style:style>
    <style:style style:name="P15" style:family="paragraph" style:parent-style-name="Standard">
      <style:text-properties fo:font-size="6pt" officeooo:paragraph-rsid="000e51fa" style:font-size-asian="5.25pt" style:font-size-complex="6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complex="Arial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officeooo:paragraph-rsid="0008b583" style:font-name-complex="Arial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officeooo:paragraph-rsid="000e51fa" style:font-name-complex="Arial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6bea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39b78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c0b6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d8d6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4adc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218f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8b583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08b583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096bea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09cc9e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0d0f29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139b78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15d8d6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174adc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9218f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1986a4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ook Antiqua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ook Antiqua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ook Antiqu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3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Book Antiqua" fo:font-size="12pt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Book Antiqua" fo:font-size="12pt" officeooo:paragraph-rsid="0008b583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mbria" fo:font-size="12pt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115%"/>
      <style:text-properties style:font-name="Cambria" fo:font-size="12pt" style:font-size-asian="12pt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mbria" fo:font-size="12pt" officeooo:paragraph-rsid="0007d56e" style:font-size-asian="12pt" style:font-name-complex="Arial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2pt" officeooo:paragraph-rsid="0007d56e" style:font-size-asian="12pt" style:font-name-complex="Arial1" style:font-size-complex="12pt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mbria" fo:font-size="12pt" officeooo:paragraph-rsid="0008b583" style:font-name-asian="Cambria1" style:font-size-asian="12pt" style:font-name-complex="Cambria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2pt" officeooo:paragraph-rsid="0008b583" style:font-name-asian="Cambria1" style:font-size-asian="12pt" style:font-name-complex="Cambria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" fo:font-size="12pt" officeooo:paragraph-rsid="000e51fa" style:font-name-asian="Cambria1" style:font-size-asian="12pt" style:font-name-complex="Cambria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1c0b6" officeooo:paragraph-rsid="0011c0b6" style:font-name-asian="Times New Roman" style:font-size-asian="8pt" style:font-name-complex="Times New Roman" style:font-size-complex="8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1c0b6" officeooo:paragraph-rsid="00139b78" style:font-name-asian="Times New Roman" style:font-size-asian="8pt" style:font-name-complex="Times New Roman" style:font-size-complex="8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39b78" officeooo:paragraph-rsid="00139b78" style:font-name-asian="Times New Roman" style:font-size-asian="8pt" style:font-name-complex="Times New Roman" style:font-size-complex="8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5244f" officeooo:paragraph-rsid="0015244f" style:font-name-asian="Times New Roman" style:font-size-asian="8pt" style:font-name-complex="Times New Roman" style:font-size-complex="8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rsid="0015244f" officeooo:paragraph-rsid="0015244f" style:font-name-asian="Times New Roman" style:font-size-asian="8pt" style:font-name-complex="Times New Roman" style:font-size-complex="8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55758" officeooo:paragraph-rsid="00155758" style:font-name-asian="Times New Roman" style:font-size-asian="8pt" style:font-name-complex="Times New Roman" style:font-size-complex="8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rsid="00155758" officeooo:paragraph-rsid="00155758" style:font-name-asian="Times New Roman" style:font-size-asian="8pt" style:font-name-complex="Times New Roman" style:font-size-complex="8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63347" officeooo:paragraph-rsid="00163347" style:font-name-asian="Times New Roman" style:font-size-asian="8pt" style:font-name-complex="Times New Roman" style:font-size-complex="8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88a38" officeooo:paragraph-rsid="00188a38" style:font-name-asian="Times New Roman" style:font-size-asian="8pt" style:font-name-complex="Times New Roman" style:font-size-complex="8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9218f" officeooo:paragraph-rsid="0019218f" style:font-name-asian="Times New Roman" style:font-size-asian="8pt" style:font-name-complex="Times New Roman" style:font-size-complex="8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paragraph-rsid="00096bea" style:font-name-asian="Times New Roman" style:font-size-asian="8pt" style:font-name-complex="Times New Roman" style:font-size-complex="8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365cm" style:type="center"/>
        </style:tab-stops>
      </style:paragraph-properties>
      <style:text-properties fo:color="#000000" style:font-name="Calibri" fo:font-size="8pt" officeooo:paragraph-rsid="00096bea" style:font-name-asian="Times New Roman" style:font-size-asian="8pt" style:font-name-complex="Times New Roman" style:font-size-complex="8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paragraph-rsid="00112703" style:font-name-asian="Times New Roman" style:font-size-asian="8pt" style:font-name-complex="Times New Roman" style:font-size-complex="8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paragraph-rsid="00163347" style:font-name-asian="Times New Roman" style:font-size-asian="8pt" style:font-name-complex="Times New Roman" style:font-size-complex="8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096bea" style:font-name-asian="Times New Roman" style:font-size-asian="8pt" style:font-name-complex="Times New Roman" style:font-size-complex="8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15d8d6" style:font-name-asian="Times New Roman" style:font-size-asian="8pt" style:font-name-complex="Times New Roman" style:font-size-complex="8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188a38" style:font-name-asian="Times New Roman" style:font-size-asian="8pt" style:font-name-complex="Times New Roman" style:font-size-complex="8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174adc" style:font-name-asian="Times New Roman" style:font-size-asian="8pt" style:font-name-complex="Times New Roman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8pt" officeooo:paragraph-rsid="00096bea" style:font-name-asian="Times New Roman" style:font-size-asian="8pt" style:font-name-complex="Times New Roman" style:font-size-complex="8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19218f" style:font-name-asian="Times New Roman" style:font-size-asian="8pt" style:font-name-complex="Times New Roman" style:font-size-complex="8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officeooo:rsid="001986a4" officeooo:paragraph-rsid="001986a4" style:font-name-asian="Times New Roman" style:font-size-asian="8pt" style:font-name-complex="Times New Roman" style:font-size-complex="8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19218f" style:font-size-asian="8pt" style:font-size-complex="8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0e51fa" style:font-size-asian="8pt" style:font-size-complex="8pt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Calibri" fo:font-size="8pt" officeooo:paragraph-rsid="001986a4" style:font-size-asian="8pt" style:font-size-complex="8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112703" style:font-name-asian="Times New Roman" style:font-size-asian="8pt" style:font-weight-asian="bold" style:font-name-complex="Times New Roman" style:font-size-complex="8pt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096bea" style:font-name-asian="Times New Roman" style:font-size-asian="8pt" style:font-weight-asian="bold" style:font-name-complex="Times New Roman" style:font-size-complex="8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139b78" style:font-name-asian="Times New Roman" style:font-size-asian="8pt" style:font-weight-asian="bold" style:font-name-complex="Times New Roman" style:font-size-complex="8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15d8d6" style:font-name-asian="Times New Roman" style:font-size-asian="8pt" style:font-weight-asian="bold" style:font-name-complex="Times New Roman" style:font-size-complex="8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174adc" style:font-name-asian="Times New Roman" style:font-size-asian="8pt" style:font-weight-asian="bold" style:font-name-complex="Times New Roman" style:font-size-complex="8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font-weight="bold" officeooo:paragraph-rsid="0019218f" style:font-name-asian="Times New Roman" style:font-size-asian="8pt" style:font-weight-asian="bold" style:font-name-complex="Times New Roman" style:font-size-complex="8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096bea" style:font-name-asian="Times New Roman" style:font-size-asian="8pt" style:font-weight-asian="bold" style:font-name-complex="Times New Roman" style:font-size-complex="8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139b78" style:font-name-asian="Times New Roman" style:font-size-asian="8pt" style:font-weight-asian="bold" style:font-name-complex="Times New Roman" style:font-size-complex="8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15d8d6" style:font-name-asian="Times New Roman" style:font-size-asian="8pt" style:font-weight-asian="bold" style:font-name-complex="Times New Roman" style:font-size-complex="8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174adc" style:font-name-asian="Times New Roman" style:font-size-asian="8pt" style:font-weight-asian="bold" style:font-name-complex="Times New Roman" style:font-size-complex="8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19218f" style:font-name-asian="Times New Roman" style:font-size-asian="8pt" style:font-weight-asian="bold" style:font-name-complex="Times New Roman" style:font-size-complex="8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font-weight="bold" officeooo:paragraph-rsid="0009cc9e" style:font-name-asian="Times New Roman" style:font-size-asian="8pt" style:font-weight-asian="bold" style:font-name-complex="Times New Roman" style:font-size-complex="8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officeooo:paragraph-rsid="000e51fa" style:font-size-asian="9.60000038146973pt" style:font-size-complex="11pt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8pt" fo:font-weight="bold" officeooo:paragraph-rsid="0008b583" style:font-name-asian="Times New Roman" style:font-size-asian="8pt" style:font-weight-asian="bold" style:font-name-complex="Arial1" style:font-size-complex="8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fo:font-size="8pt" officeooo:paragraph-rsid="000d0f29" style:font-size-asian="8pt" style:font-size-complex="8pt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fo:font-size="8pt" officeooo:paragraph-rsid="00096bea" style:font-size-asian="8pt" style:font-size-complex="8pt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fo:font-size="8pt" officeooo:paragraph-rsid="0015d8d6" style:font-size-asian="8pt" style:font-size-complex="8pt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0000" fo:font-size="8pt" officeooo:paragraph-rsid="001986a4" style:font-size-asian="8pt" style:font-size-complex="8pt"/>
    </style:style>
    <style:style style:name="P90" style:family="paragraph" style:parent-style-name="Standard">
      <style:paragraph-properties fo:margin-top="0cm" fo:margin-bottom="0cm" loext:contextual-spacing="false"/>
      <style:text-properties fo:color="#000000" fo:font-size="8pt" officeooo:paragraph-rsid="00096bea" style:font-size-asian="8pt" style:font-size-complex="8pt"/>
    </style:style>
    <style:style style:name="P91" style:family="paragraph" style:parent-style-name="Standard">
      <style:paragraph-properties fo:margin-top="0cm" fo:margin-bottom="0cm" loext:contextual-spacing="false"/>
      <style:text-properties officeooo:paragraph-rsid="000e51fa"/>
    </style:style>
    <style:style style:name="P92" style:family="paragraph" style:parent-style-name="Standard">
      <style:paragraph-properties fo:margin-top="0cm" fo:margin-bottom="0cm" loext:contextual-spacing="false"/>
      <style:text-properties officeooo:paragraph-rsid="00112703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c0b6" officeooo:paragraph-rsid="0011c0b6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5244f" officeooo:paragraph-rsid="0015244f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officeooo:rsid="0015244f" officeooo:paragraph-rsid="0015244f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3347" officeooo:paragraph-rsid="00163347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8a38" officeooo:paragraph-rsid="00188a38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218f" officeooo:paragraph-rsid="0019218f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8pt" officeooo:paragraph-rsid="00096bea" style:font-name-asian="Times New Roman" style:font-size-asian="8pt" style:font-name-complex="Times New Roman" style:font-size-complex="8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8b583"/>
    </style:style>
    <style:style style:name="P10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</style:style>
    <style:style style:name="P10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  <style:text-properties style:font-name="Cambria" fo:font-size="12pt" style:font-size-asian="12pt" style:font-size-complex="12pt"/>
    </style:style>
    <style:style style:name="P103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1.27cm" style:auto-text-indent="false"/>
      <style:text-properties style:font-name="Cambria" fo:font-size="12pt" style:font-size-asian="12pt" style:font-size-complex="12pt"/>
    </style:style>
    <style:style style:name="P104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style:font-name="Arial" style:font-name-complex="Arial1"/>
    </style:style>
    <style:style style:name="P105" style:family="paragraph" style:parent-style-name="Standard">
      <style:paragraph-properties fo:margin-top="0cm" fo:margin-bottom="0cm" loext:contextual-spacing="false"/>
      <style:text-properties officeooo:paragraph-rsid="000e51fa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officeooo:paragraph-rsid="000e51fa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style:font-name="Cambria" fo:font-size="12pt" officeooo:rsid="0007d56e" style:font-size-asian="12pt" style:font-size-complex="12pt"/>
    </style:style>
    <style:style style:name="T4" style:family="text">
      <style:text-properties style:font-name="Cambria" fo:font-size="12pt" officeooo:rsid="001dbf4c" style:font-size-asian="12pt" style:font-size-complex="12pt"/>
    </style:style>
    <style:style style:name="T5" style:family="text">
      <style:text-properties style:font-name="Cambria" fo:font-size="12pt" officeooo:rsid="001f54b8" style:font-size-asian="12pt" style:font-size-complex="12pt"/>
    </style:style>
    <style:style style:name="T6" style:family="text">
      <style:text-properties style:font-name="Cambria" fo:font-size="12pt" fo:font-weight="bold" style:font-size-asian="12pt" style:font-weight-asian="bold" style:font-size-complex="12pt"/>
    </style:style>
    <style:style style:name="T7" style:family="text">
      <style:text-properties style:font-name="Cambria" fo:font-size="12pt" fo:font-weight="bold" officeooo:rsid="0007d56e" style:font-size-asian="12pt" style:font-weight-asian="bold" style:font-size-complex="12pt"/>
    </style:style>
    <style:style style:name="T8" style:family="text">
      <style:text-properties style:font-name="Cambria" fo:font-size="12pt" fo:font-weight="bold" officeooo:rsid="001f54b8" style:font-size-asian="12pt" style:font-weight-asian="bold" style:font-size-complex="12pt"/>
    </style:style>
    <style:style style:name="T9" style:family="text">
      <style:text-properties fo:color="#000000" style:font-name="Arial" fo:font-size="8pt" fo:font-weight="bold" style:font-name-asian="Times New Roman" style:font-size-asian="8pt" style:font-weight-asian="bold" style:font-name-complex="Arial1" style:font-size-complex="8pt" style:font-weight-complex="bold"/>
    </style:style>
    <style:style style:name="T10" style:family="text">
      <style:text-properties fo:color="#000000" style:font-name="Arial" fo:font-size="8pt" fo:font-weight="bold" officeooo:rsid="0007d56e" style:font-name-asian="Times New Roman" style:font-size-asian="8pt" style:font-weight-asian="bold" style:font-name-complex="Arial1" style:font-size-complex="8pt" style:font-weight-complex="bold"/>
    </style:style>
    <style:style style:name="T11" style:family="text">
      <style:text-properties fo:color="#000000" style:font-name="Calibri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12" style:family="text">
      <style:text-properties fo:color="#000000" style:font-name="Calibri" fo:font-size="8pt" fo:font-weight="bold" officeooo:rsid="0011c0b6" style:font-name-asian="Times New Roman" style:font-size-asian="8pt" style:font-weight-asian="bold" style:font-name-complex="Times New Roman" style:font-size-complex="8pt" style:font-weight-complex="bold"/>
    </style:style>
    <style:style style:name="T13" style:family="text">
      <style:text-properties fo:color="#000000" style:font-name="Calibri" fo:font-size="8pt" fo:font-weight="bold" officeooo:rsid="00139b78" style:font-name-asian="Times New Roman" style:font-size-asian="8pt" style:font-weight-asian="bold" style:font-name-complex="Times New Roman" style:font-size-complex="8pt" style:font-weight-complex="bold"/>
    </style:style>
    <style:style style:name="T14" style:family="text">
      <style:text-properties fo:color="#000000" style:font-name="Calibri" fo:font-size="8pt" fo:font-weight="bold" officeooo:rsid="0015d8d6" style:font-name-asian="Times New Roman" style:font-size-asian="8pt" style:font-weight-asian="bold" style:font-name-complex="Times New Roman" style:font-size-complex="8pt" style:font-weight-complex="bold"/>
    </style:style>
    <style:style style:name="T15" style:family="text">
      <style:text-properties fo:color="#000000" style:font-name="Calibri" fo:font-size="8pt" fo:font-weight="bold" officeooo:rsid="00163347" style:font-name-asian="Times New Roman" style:font-size-asian="8pt" style:font-weight-asian="bold" style:font-name-complex="Times New Roman" style:font-size-complex="8pt" style:font-weight-complex="bold"/>
    </style:style>
    <style:style style:name="T16" style:family="text">
      <style:text-properties fo:color="#000000" style:font-name="Calibri" fo:font-size="8pt" fo:font-weight="bold" officeooo:rsid="00174adc" style:font-name-asian="Times New Roman" style:font-size-asian="8pt" style:font-weight-asian="bold" style:font-name-complex="Times New Roman" style:font-size-complex="8pt" style:font-weight-complex="bold"/>
    </style:style>
    <style:style style:name="T17" style:family="text">
      <style:text-properties fo:color="#000000" style:font-name="Calibri" fo:font-size="8pt" fo:font-weight="bold" officeooo:rsid="00188a38" style:font-name-asian="Times New Roman" style:font-size-asian="8pt" style:font-weight-asian="bold" style:font-name-complex="Times New Roman" style:font-size-complex="8pt" style:font-weight-complex="bold"/>
    </style:style>
    <style:style style:name="T18" style:family="text">
      <style:text-properties fo:color="#000000" style:font-name="Calibri" fo:font-size="8pt" fo:font-weight="bold" officeooo:rsid="0019218f" style:font-name-asian="Times New Roman" style:font-size-asian="8pt" style:font-weight-asian="bold" style:font-name-complex="Times New Roman" style:font-size-complex="8pt" style:font-weight-complex="bold"/>
    </style:style>
    <style:style style:name="T19" style:family="text">
      <style:text-properties fo:color="#000000" style:font-name="Calibri" fo:font-size="8pt" fo:font-weight="bold" officeooo:rsid="001986a4" style:font-name-asian="Times New Roman" style:font-size-asian="8pt" style:font-weight-asian="bold" style:font-name-complex="Times New Roman" style:font-size-complex="8pt" style:font-weight-complex="bold"/>
    </style:style>
    <style:style style:name="T20" style:family="text">
      <style:text-properties fo:color="#000000" style:font-name="Calibri" fo:font-size="8pt" fo:font-weight="bold" officeooo:rsid="001b3c1f" style:font-name-asian="Times New Roman" style:font-size-asian="8pt" style:font-weight-asian="bold" style:font-name-complex="Times New Roman" style:font-size-complex="8pt" style:font-weight-complex="bold"/>
    </style:style>
    <style:style style:name="T21" style:family="text">
      <style:text-properties fo:color="#000000" style:font-name="Calibri" fo:font-size="8pt" style:font-name-asian="Times New Roman" style:font-size-asian="8pt" style:font-name-complex="Times New Roman" style:font-size-complex="8pt"/>
    </style:style>
    <style:style style:name="T22" style:family="text">
      <style:text-properties fo:color="#000000" style:font-name="Calibri" fo:font-size="8pt" officeooo:rsid="000e51fa" style:font-name-asian="Times New Roman" style:font-size-asian="8pt" style:font-name-complex="Times New Roman" style:font-size-complex="8pt"/>
    </style:style>
    <style:style style:name="T23" style:family="text">
      <style:text-properties fo:color="#000000" style:font-name="Calibri" fo:font-size="8pt" officeooo:rsid="0011c0b6" style:font-name-asian="Times New Roman" style:font-size-asian="8pt" style:font-name-complex="Times New Roman" style:font-size-complex="8pt"/>
    </style:style>
    <style:style style:name="T24" style:family="text">
      <style:text-properties fo:color="#000000" style:font-name="Calibri" fo:font-size="8pt" officeooo:rsid="00139b78" style:font-name-asian="Times New Roman" style:font-size-asian="8pt" style:font-name-complex="Times New Roman" style:font-size-complex="8pt"/>
    </style:style>
    <style:style style:name="T25" style:family="text">
      <style:text-properties fo:color="#000000" style:font-name="Calibri" fo:font-size="8pt" officeooo:rsid="0015244f" style:font-name-asian="Times New Roman" style:font-size-asian="8pt" style:font-name-complex="Times New Roman" style:font-size-complex="8pt"/>
    </style:style>
    <style:style style:name="T26" style:family="text">
      <style:text-properties fo:color="#000000" style:font-name="Calibri" fo:font-size="8pt" officeooo:rsid="00155758" style:font-name-asian="Times New Roman" style:font-size-asian="8pt" style:font-name-complex="Times New Roman" style:font-size-complex="8pt"/>
    </style:style>
    <style:style style:name="T27" style:family="text">
      <style:text-properties fo:color="#000000" style:font-name="Calibri" fo:font-size="8pt" officeooo:rsid="00163347" style:font-name-asian="Times New Roman" style:font-size-asian="8pt" style:font-name-complex="Times New Roman" style:font-size-complex="8pt"/>
    </style:style>
    <style:style style:name="T28" style:family="text">
      <style:text-properties fo:color="#000000" style:font-name="Calibri" fo:font-size="8pt" officeooo:rsid="00174adc" style:font-name-asian="Times New Roman" style:font-size-asian="8pt" style:font-name-complex="Times New Roman" style:font-size-complex="8pt"/>
    </style:style>
    <style:style style:name="T29" style:family="text">
      <style:text-properties fo:color="#000000" style:font-name="Calibri" fo:font-size="8pt" officeooo:rsid="00188a38" style:font-name-asian="Times New Roman" style:font-size-asian="8pt" style:font-name-complex="Times New Roman" style:font-size-complex="8pt"/>
    </style:style>
    <style:style style:name="T30" style:family="text">
      <style:text-properties fo:color="#000000" style:font-name="Calibri" fo:font-size="8pt" officeooo:rsid="0019218f" style:font-name-asian="Times New Roman" style:font-size-asian="8pt" style:font-name-complex="Times New Roman" style:font-size-complex="8pt"/>
    </style:style>
    <style:style style:name="T31" style:family="text">
      <style:text-properties fo:color="#000000" style:font-name="Calibri" fo:font-size="8pt" officeooo:rsid="001986a4" style:font-name-asian="Times New Roman" style:font-size-asian="8pt" style:font-name-complex="Times New Roman" style:font-size-complex="8pt"/>
    </style:style>
    <style:style style:name="T32" style:family="text">
      <style:text-properties fo:color="#000000" fo:font-size="8pt" style:font-size-asian="8pt" style:font-size-complex="8pt"/>
    </style:style>
    <style:style style:name="T33" style:family="text">
      <style:text-properties fo:color="#000000" fo:font-size="8pt" officeooo:rsid="00100292" style:font-size-asian="8pt" style:font-size-complex="8pt"/>
    </style:style>
    <style:style style:name="T34" style:family="text">
      <style:text-properties officeooo:rsid="00139b78"/>
    </style:style>
    <style:style style:name="T35" style:family="text">
      <style:text-properties officeooo:rsid="001524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No. GPP/Exam Section/Transcript/2020/</text:p>
          </table:table-cell>
          <table:table-cell table:style-name="Table4.A1" office:value-type="string">
            <text:p text:style-name="P44">Date:-</text:p>
          </table:table-cell>
        </table:table-row>
      </table:table>
      <text:p text:style-name="P36"/>
      <text:p text:style-name="P35"/>
      <text:p text:style-name="P40">TRANSCRIPT</text:p>
      <text:p text:style-name="P40"/>
      <text:p text:style-name="P37"/>
      <text:p text:style-name="P101"><text:span text:style-name="T2">This is to certify that </text:span><text:span text:style-name="T6">M</text:span><text:span text:style-name="T8">r</text:span><text:span text:style-name="T6">. </text:span><text:span text:style-name="T7">Rahul</text:span><text:span text:style-name="T6"> </text:span><text:span text:style-name="T7">Chandrakant</text:span><text:span text:style-name="T6"> </text:span><text:span text:style-name="T7">Yadav</text:span><text:span text:style-name="T6"> </text:span><text:span text:style-name="T2">has completed Full Time </text:span><text:span text:style-name="T6">Diploma In Information Technology </text:span><text:span text:style-name="T2">of </text:span><text:span text:style-name="T6">Six Semesters</text:span><text:span text:style-name="T2"> duration, from an autonomous Institute</text:span><text:span text:style-name="T6"> Government Polytechnic, Pune. </text:span><text:span text:style-name="T2">The Institute </text:span><text:span text:style-name="T3">has</text:span><text:span text:style-name="T2"> equivalence from</text:span><text:span text:style-name="T6"> Maharashtra State Board of Technical Education, Mumbai</text:span><text:span text:style-name="T2">. The student studied during the academic years </text:span><text:span text:style-name="T6">2008 to 2011</text:span><text:span text:style-name="T2">.</text:span></text:p>
      <text:p text:style-name="P102">The said Diploma Course is approved by All India Council for Technical Education, New Delhi and Government of Maharashtra. </text:p>
      <text:p text:style-name="P103">The medium of instruction for this Course is English. The Teaching &amp; Examination scheme for the said programme is attached herewith.</text:p>
      <text:p text:style-name="P101"><text:span text:style-name="T2">The award of class is based on the marks secured by the student in the class declaration courses. The student has secured 1</text:span><text:span text:style-name="T4">057</text:span><text:span text:style-name="T2"> Marks out of 1550 (</text:span><text:span text:style-name="T4">6</text:span><text:span text:style-name="T2">8.</text:span><text:span text:style-name="T4">19</text:span><text:span text:style-name="T2">%) for award of h</text:span><text:span text:style-name="T5">is</text:span><text:span text:style-name="T2"> diploma and has been placed in the First Class with Distinction. Government Polytechnic, Pune does not adopt Grade Point Average (GPA) system of evaluation. </text:span></text:p>
      <text:p text:style-name="P41">Details about award of class are as indicated below.</text:p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Percentages of Marks</text:p>
          </table:table-cell>
          <table:table-cell table:style-name="Table1.A1" office:value-type="string">
            <text:p text:style-name="P42">Class Awarded</text:p>
          </table:table-cell>
        </table:table-row>
        <table:table-row table:style-name="Table1.1">
          <table:table-cell table:style-name="Table1.A1" office:value-type="string">
            <text:p text:style-name="P42">66 % and above</text:p>
          </table:table-cell>
          <table:table-cell table:style-name="Table1.A1" office:value-type="string">
            <text:p text:style-name="P42">First Class with Distinction</text:p>
          </table:table-cell>
        </table:table-row>
        <table:table-row table:style-name="Table1.1">
          <table:table-cell table:style-name="Table1.A1" office:value-type="string">
            <text:p text:style-name="P42">60% to 65.99 %</text:p>
          </table:table-cell>
          <table:table-cell table:style-name="Table1.A1" office:value-type="string">
            <text:p text:style-name="P42">First Class</text:p>
          </table:table-cell>
        </table:table-row>
        <table:table-row table:style-name="Table1.1">
          <table:table-cell table:style-name="Table1.A1" office:value-type="string">
            <text:p text:style-name="P42">45% to 59.99%</text:p>
          </table:table-cell>
          <table:table-cell table:style-name="Table1.A1" office:value-type="string">
            <text:p text:style-name="P42">Second <text:s/>Class</text:p>
          </table:table-cell>
        </table:table-row>
        <table:table-row table:style-name="Table1.1">
          <table:table-cell table:style-name="Table1.A1" office:value-type="string">
            <text:p text:style-name="P42">40% to 44.99%</text:p>
          </table:table-cell>
          <table:table-cell table:style-name="Table1.A1" office:value-type="string">
            <text:p text:style-name="P42">Pass Class</text:p>
          </table:table-cell>
        </table:table-row>
      </table:table>
      <text:p text:style-name="P38"/>
      <text:p text:style-name="P39"/>
      <text:p text:style-name="P39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Mr. P. U. Garge</text:p>
            <text:p text:style-name="P46">Controller of Examination,</text:p>
            <text:p text:style-name="P46">Government Polytechnic, Pune.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46">Dr. V. S. Bandal</text:p>
            <text:p text:style-name="P46">Principal,</text:p>
            <text:p text:style-name="P46">Government Polytechnic, Pune.</text:p>
          </table:table-cell>
        </table:table-row>
      </table:table>
      <text:p text:style-name="P100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85">Diploma Program in Information Technology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6"><text:span text:style-name="T9">Name : </text:span><text:span text:style-name="T10">Rahul</text:span><text:span text:style-name="T9"> </text:span><text:span text:style-name="T10">Chandrakant</text:span><text:span text:style-name="T9"> </text:span><text:span text:style-name="T10">Yadav</text:span></text:p>
          </table:table-cell>
          <table:table-cell table:style-name="Table6.B2" office:value-type="string">
            <text:p text:style-name="P25"><text:span text:style-name="T9">Enrollment No. : 08070</text:span><text:span text:style-name="T10">7</text:span><text:span text:style-name="T9">9</text:span></text:p>
          </table:table-cell>
        </table:table-row>
      </table:table>
      <text:p text:style-name="P45"/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 table:number-columns-repeated="2"/>
        <table:table-column table:style-name="Table15.F"/>
        <table:table-column table:style-name="Table15.G"/>
        <table:table-column table:style-name="Table15.H"/>
        <table:table-column table:style-name="Table15.D"/>
        <table:table-column table:style-name="Table15.G"/>
        <table:table-column table:style-name="Table15.D"/>
        <table:table-column table:style-name="Table15.L"/>
        <table:table-column table:style-name="Table15.M"/>
        <table:table-column table:style-name="Table15.N"/>
        <table:table-column table:style-name="Table15.O"/>
        <table:table-row table:style-name="Table15.1">
          <table:table-cell table:style-name="Table15.A1" table:number-columns-spanned="15" office:value-type="string">
            <text:p text:style-name="P72">DEC 2008 Semester – 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table:number-columns-spanned="2" office:value-type="string">
            <text:p text:style-name="P72">Course</text:p>
          </table:table-cell>
          <table:covered-table-cell/>
          <table:table-cell table:style-name="Table15.C2" table:number-columns-spanned="2" office:value-type="string">
            <text:p text:style-name="P72">Theory</text:p>
          </table:table-cell>
          <table:covered-table-cell/>
          <table:table-cell table:style-name="Table15.C2" table:number-columns-spanned="2" office:value-type="string">
            <text:p text:style-name="P72">Prog-Ass</text:p>
          </table:table-cell>
          <table:covered-table-cell/>
          <table:table-cell table:style-name="Table15.C2" office:value-type="string">
            <text:p text:style-name="P72">Total</text:p>
          </table:table-cell>
          <table:table-cell table:style-name="Table15.C2" table:number-columns-spanned="2" office:value-type="string">
            <text:p text:style-name="P72">Term Work</text:p>
          </table:table-cell>
          <table:covered-table-cell/>
          <table:table-cell table:style-name="Table15.C2" table:number-columns-spanned="2" office:value-type="string">
            <text:p text:style-name="P72">Practical</text:p>
          </table:table-cell>
          <table:covered-table-cell/>
          <table:table-cell table:style-name="Table15.C2" table:number-columns-spanned="2" office:value-type="string">
            <text:p text:style-name="P72">Oral</text:p>
          </table:table-cell>
          <table:covered-table-cell/>
          <table:table-cell table:style-name="Table15.N2" table:number-rows-spanned="2" office:value-type="string">
            <text:p text:style-name="P5">Result</text:p>
            <text:p text:style-name="P5"/>
          </table:table-cell>
          <table:table-cell table:style-name="Table15.N2" table:number-rows-spanned="2" office:value-type="string">
            <text:p text:style-name="P5">Credits</text:p>
            <text:p text:style-name="P5">Acquired</text:p>
          </table:table-cell>
        </table:table-row>
        <table:table-row table:style-name="Table15.3">
          <table:table-cell table:style-name="Table15.A1" office:value-type="string">
            <text:p text:style-name="P72">Code</text:p>
          </table:table-cell>
          <table:table-cell table:style-name="Table15.C2" office:value-type="string">
            <text:p text:style-name="P72">Title</text:p>
          </table:table-cell>
          <table:table-cell table:style-name="Table15.C2" office:value-type="string">
            <text:p text:style-name="P72">Max/Min</text:p>
          </table:table-cell>
          <table:table-cell table:style-name="Table15.C2" office:value-type="string">
            <text:p text:style-name="P72">Obt</text:p>
          </table:table-cell>
          <table:table-cell table:style-name="Table15.C2" office:value-type="string">
            <text:p text:style-name="P72">Max</text:p>
          </table:table-cell>
          <table:table-cell table:style-name="Table15.C2" office:value-type="string">
            <text:p text:style-name="P72">Obt</text:p>
          </table:table-cell>
          <table:table-cell table:style-name="Table15.G3" office:value-type="string">
            <text:p text:style-name="P72">Obt</text:p>
          </table:table-cell>
          <table:table-cell table:style-name="Table15.C2" office:value-type="string">
            <text:p text:style-name="P72">Max/</text:p>
            <text:p text:style-name="P72">Min</text:p>
          </table:table-cell>
          <table:table-cell table:style-name="Table15.C2" office:value-type="string">
            <text:p text:style-name="P72">Obt</text:p>
          </table:table-cell>
          <table:table-cell table:style-name="Table15.C2" office:value-type="string">
            <text:p text:style-name="P72">Max/</text:p>
            <text:p text:style-name="P72">Min</text:p>
          </table:table-cell>
          <table:table-cell table:style-name="Table15.C2" office:value-type="string">
            <text:p text:style-name="P72">Obt</text:p>
          </table:table-cell>
          <table:table-cell table:style-name="Table15.L3" office:value-type="string">
            <text:p text:style-name="P72">Max/</text:p>
            <text:p text:style-name="P72">Min</text:p>
          </table:table-cell>
          <table:table-cell table:style-name="Table15.M3" office:value-type="string">
            <text:p text:style-name="P72">Obt</text:p>
          </table:table-cell>
          <table:covered-table-cell/>
          <table:covered-table-cell/>
        </table:table-row>
        <table:table-row table:style-name="Table15.1">
          <table:table-cell table:style-name="Table15.A5" office:value-type="string">
            <text:p text:style-name="P58">CM122</text:p>
          </table:table-cell>
          <table:table-cell table:style-name="Table15.B5" office:value-type="string">
            <text:p text:style-name="P62">COMPUTING ESSENTIALS</text:p>
          </table:table-cell>
          <table:table-cell table:style-name="Table15.C5" office:value-type="string">
            <text:p text:style-name="P58">80/28</text:p>
          </table:table-cell>
          <table:table-cell table:style-name="Table15.D5" office:value-type="string">
            <text:p text:style-name="P58">EX</text:p>
          </table:table-cell>
          <table:table-cell table:style-name="Table15.E5" office:value-type="string">
            <text:p text:style-name="P58">20</text:p>
          </table:table-cell>
          <table:table-cell table:style-name="Table15.F5" office:value-type="string">
            <text:p text:style-name="P58">EX</text:p>
          </table:table-cell>
          <table:table-cell table:style-name="Table15.G5" office:value-type="string">
            <text:p text:style-name="P58">EX</text:p>
          </table:table-cell>
          <table:table-cell table:style-name="Table15.H5" office:value-type="string">
            <text:p text:style-name="P58">NA</text:p>
          </table:table-cell>
          <table:table-cell table:style-name="Table15.I5" office:value-type="string">
            <text:p text:style-name="P58">EX</text:p>
          </table:table-cell>
          <table:table-cell table:style-name="Table15.J5" office:value-type="string">
            <text:p text:style-name="P59">NA</text:p>
          </table:table-cell>
          <table:table-cell table:style-name="Table15.K5" office:value-type="string">
            <text:p text:style-name="P58">EX</text:p>
          </table:table-cell>
          <table:table-cell table:style-name="Table15.L5" office:value-type="string">
            <text:p text:style-name="P99">50/20</text:p>
          </table:table-cell>
          <table:table-cell table:style-name="Table15.M5" office:value-type="string">
            <text:p text:style-name="P58">EX</text:p>
          </table:table-cell>
          <table:table-cell table:style-name="Table15.N5" office:value-type="string">
            <text:p text:style-name="P58">P</text:p>
          </table:table-cell>
          <table:table-cell table:style-name="Table15.O5" office:value-type="string">
            <text:p text:style-name="P58">8</text:p>
          </table:table-cell>
        </table:table-row>
        <table:table-row table:style-name="Table15.1">
          <table:table-cell table:style-name="Table15.A5" office:value-type="string">
            <text:p text:style-name="P58">HU121</text:p>
          </table:table-cell>
          <table:table-cell table:style-name="Table15.B5" office:value-type="string">
            <text:p text:style-name="P27"><text:span text:style-name="T21">COMMUNICATIO</text:span><text:span text:style-name="T22">N </text:span><text:span text:style-name="T21">SKILLS</text:span></text:p>
          </table:table-cell>
          <table:table-cell table:style-name="Table15.C5" office:value-type="string">
            <text:p text:style-name="P58">80/28</text:p>
          </table:table-cell>
          <table:table-cell table:style-name="Table15.D5" office:value-type="string">
            <text:p text:style-name="P60">EX</text:p>
          </table:table-cell>
          <table:table-cell table:style-name="Table15.E5" office:value-type="string">
            <text:p text:style-name="P58">20</text:p>
          </table:table-cell>
          <table:table-cell table:style-name="Table15.F5" office:value-type="string">
            <text:p text:style-name="P60">EX</text:p>
          </table:table-cell>
          <table:table-cell table:style-name="Table15.G5" office:value-type="string">
            <text:p text:style-name="P60">EX</text:p>
          </table:table-cell>
          <table:table-cell table:style-name="Table15.H5" office:value-type="string">
            <text:p text:style-name="P58">NA</text:p>
          </table:table-cell>
          <table:table-cell table:style-name="Table15.I5" office:value-type="string">
            <text:p text:style-name="P60">EX</text:p>
          </table:table-cell>
          <table:table-cell table:style-name="Table15.J5" office:value-type="string">
            <text:p text:style-name="P58">NA</text:p>
          </table:table-cell>
          <table:table-cell table:style-name="Table15.K5" office:value-type="string">
            <text:p text:style-name="P60">EX</text:p>
          </table:table-cell>
          <table:table-cell table:style-name="Table15.L5" office:value-type="string">
            <text:p text:style-name="P58">NA</text:p>
          </table:table-cell>
          <table:table-cell table:style-name="Table15.M5" office:value-type="string">
            <text:p text:style-name="P60">EX</text:p>
          </table:table-cell>
          <table:table-cell table:style-name="Table15.N5" office:value-type="string">
            <text:p text:style-name="P58">P</text:p>
          </table:table-cell>
          <table:table-cell table:style-name="Table15.O5" office:value-type="string">
            <text:p text:style-name="P58">5</text:p>
          </table:table-cell>
        </table:table-row>
        <table:table-row table:style-name="Table15.1">
          <table:table-cell table:style-name="Table15.A6" office:value-type="string">
            <text:p text:style-name="P58">ME222</text:p>
          </table:table-cell>
          <table:table-cell table:style-name="Table15.B6" office:value-type="string">
            <text:p text:style-name="P62">ENGINEERING GRAPHICS</text:p>
          </table:table-cell>
          <table:table-cell table:style-name="Table15.C6" office:value-type="string">
            <text:p text:style-name="P58">NA</text:p>
          </table:table-cell>
          <table:table-cell table:style-name="Table15.D6" office:value-type="string">
            <text:p text:style-name="P58">NA</text:p>
          </table:table-cell>
          <table:table-cell table:style-name="Table15.E6" office:value-type="string">
            <text:p text:style-name="P58">NA</text:p>
          </table:table-cell>
          <table:table-cell table:style-name="Table15.F6" office:value-type="string">
            <text:p text:style-name="P58">NA</text:p>
          </table:table-cell>
          <table:table-cell table:style-name="Table15.G6" office:value-type="string">
            <text:p text:style-name="P58">NA</text:p>
          </table:table-cell>
          <table:table-cell table:style-name="Table15.H6" office:value-type="string">
            <text:p text:style-name="P58">50/20</text:p>
          </table:table-cell>
          <table:table-cell table:style-name="Table15.I6" office:value-type="string">
            <text:p text:style-name="P48">27</text:p>
          </table:table-cell>
          <table:table-cell table:style-name="Table15.J6" office:value-type="string">
            <text:p text:style-name="P58">50/20</text:p>
          </table:table-cell>
          <table:table-cell table:style-name="Table15.K6" office:value-type="string">
            <text:p text:style-name="P48">20</text:p>
          </table:table-cell>
          <table:table-cell table:style-name="Table15.L6" office:value-type="string">
            <text:p text:style-name="P58">NA</text:p>
          </table:table-cell>
          <table:table-cell table:style-name="Table15.M6" office:value-type="string">
            <text:p text:style-name="P58">NA</text:p>
          </table:table-cell>
          <table:table-cell table:style-name="Table15.N6" office:value-type="string">
            <text:p text:style-name="P58">P</text:p>
          </table:table-cell>
          <table:table-cell table:style-name="Table15.O6" office:value-type="string">
            <text:p text:style-name="P58">6</text:p>
          </table:table-cell>
        </table:table-row>
        <table:table-row table:style-name="Table15.1">
          <table:table-cell table:style-name="Table15.A8" office:value-type="string">
            <text:p text:style-name="P58">SC121</text:p>
          </table:table-cell>
          <table:table-cell table:style-name="Table15.B8" office:value-type="string">
            <text:p text:style-name="P62">APPLIED MATHEMATICS –I</text:p>
          </table:table-cell>
          <table:table-cell table:style-name="Table15.C8" office:value-type="string">
            <text:p text:style-name="P58">80/28</text:p>
          </table:table-cell>
          <table:table-cell table:style-name="Table15.D8" office:value-type="string">
            <text:p text:style-name="P48">EX</text:p>
          </table:table-cell>
          <table:table-cell table:style-name="Table15.E8" office:value-type="string">
            <text:p text:style-name="P58">20</text:p>
          </table:table-cell>
          <table:table-cell table:style-name="Table15.F8" office:value-type="string">
            <text:p text:style-name="P48">EX</text:p>
          </table:table-cell>
          <table:table-cell table:style-name="Table15.G8" office:value-type="string">
            <text:p text:style-name="P48">EX</text:p>
          </table:table-cell>
          <table:table-cell table:style-name="Table15.H8" office:value-type="string">
            <text:p text:style-name="P58">NA</text:p>
          </table:table-cell>
          <table:table-cell table:style-name="Table15.I8" office:value-type="string">
            <text:p text:style-name="P48">EX</text:p>
          </table:table-cell>
          <table:table-cell table:style-name="Table15.J8" office:value-type="string">
            <text:p text:style-name="P58">NA</text:p>
          </table:table-cell>
          <table:table-cell table:style-name="Table15.K8" office:value-type="string">
            <text:p text:style-name="P48">EX</text:p>
          </table:table-cell>
          <table:table-cell table:style-name="Table15.L8" office:value-type="string">
            <text:p text:style-name="P58">NA</text:p>
          </table:table-cell>
          <table:table-cell table:style-name="Table15.M8" office:value-type="string">
            <text:p text:style-name="P48">EX</text:p>
          </table:table-cell>
          <table:table-cell table:style-name="Table15.N8" office:value-type="string">
            <text:p text:style-name="P58">P</text:p>
          </table:table-cell>
          <table:table-cell table:style-name="Table15.O8" office:value-type="string">
            <text:p text:style-name="P58">4</text:p>
          </table:table-cell>
        </table:table-row>
        <table:table-row table:style-name="Table15.1">
          <table:table-cell table:style-name="Table15.A8" office:value-type="string">
            <text:p text:style-name="P58">SC122</text:p>
          </table:table-cell>
          <table:table-cell table:style-name="Table15.B8" office:value-type="string">
            <text:p text:style-name="P62">APPLIED MATHEMATICS – II</text:p>
          </table:table-cell>
          <table:table-cell table:style-name="Table15.C8" office:value-type="string">
            <text:p text:style-name="P58">80/28</text:p>
          </table:table-cell>
          <table:table-cell table:style-name="Table15.D8" office:value-type="string">
            <text:p text:style-name="P48">EX</text:p>
          </table:table-cell>
          <table:table-cell table:style-name="Table15.E8" office:value-type="string">
            <text:p text:style-name="P58">20</text:p>
          </table:table-cell>
          <table:table-cell table:style-name="Table15.F8" office:value-type="string">
            <text:p text:style-name="P48">EX</text:p>
          </table:table-cell>
          <table:table-cell table:style-name="Table15.G8" office:value-type="string">
            <text:p text:style-name="P48">EX</text:p>
          </table:table-cell>
          <table:table-cell table:style-name="Table15.H8" office:value-type="string">
            <text:p text:style-name="P58">NA</text:p>
          </table:table-cell>
          <table:table-cell table:style-name="Table15.I8" office:value-type="string">
            <text:p text:style-name="P48">EX</text:p>
          </table:table-cell>
          <table:table-cell table:style-name="Table15.J8" office:value-type="string">
            <text:p text:style-name="P58">NA</text:p>
          </table:table-cell>
          <table:table-cell table:style-name="Table15.K8" office:value-type="string">
            <text:p text:style-name="P48">EX</text:p>
          </table:table-cell>
          <table:table-cell table:style-name="Table15.L8" office:value-type="string">
            <text:p text:style-name="P58">NA</text:p>
          </table:table-cell>
          <table:table-cell table:style-name="Table15.M8" office:value-type="string">
            <text:p text:style-name="P48">EX</text:p>
          </table:table-cell>
          <table:table-cell table:style-name="Table15.N8" office:value-type="string">
            <text:p text:style-name="P58">P</text:p>
          </table:table-cell>
          <table:table-cell table:style-name="Table15.O8" office:value-type="string">
            <text:p text:style-name="P58">4</text:p>
          </table:table-cell>
        </table:table-row>
        <table:table-row table:style-name="Table15.1">
          <table:table-cell table:style-name="Table15.A9" office:value-type="string">
            <text:p text:style-name="P58">SC123</text:p>
          </table:table-cell>
          <table:table-cell table:style-name="Table15.B9" office:value-type="string">
            <text:p text:style-name="P62">APPLIED PHYSICS</text:p>
          </table:table-cell>
          <table:table-cell table:style-name="Table15.C9" office:value-type="string">
            <text:p text:style-name="P58">80/28</text:p>
          </table:table-cell>
          <table:table-cell table:style-name="Table15.D9" office:value-type="string">
            <text:p text:style-name="P48">EX</text:p>
          </table:table-cell>
          <table:table-cell table:style-name="Table15.E9" office:value-type="string">
            <text:p text:style-name="P58">20</text:p>
          </table:table-cell>
          <table:table-cell table:style-name="Table15.F9" office:value-type="string">
            <text:p text:style-name="P48">EX</text:p>
          </table:table-cell>
          <table:table-cell table:style-name="Table15.G9" office:value-type="string">
            <text:p text:style-name="P48">EX</text:p>
          </table:table-cell>
          <table:table-cell table:style-name="Table15.H9" office:value-type="string">
            <text:p text:style-name="P58">NA</text:p>
          </table:table-cell>
          <table:table-cell table:style-name="Table15.I9" office:value-type="string">
            <text:p text:style-name="P48">EX</text:p>
          </table:table-cell>
          <table:table-cell table:style-name="Table15.J9" office:value-type="string">
            <text:p text:style-name="P58">50/20</text:p>
          </table:table-cell>
          <table:table-cell table:style-name="Table15.K9" office:value-type="string">
            <text:p text:style-name="P48">EX</text:p>
          </table:table-cell>
          <table:table-cell table:style-name="Table15.L9" office:value-type="string">
            <text:p text:style-name="P58">NA</text:p>
          </table:table-cell>
          <table:table-cell table:style-name="Table15.M9" office:value-type="string">
            <text:p text:style-name="P48">EX</text:p>
          </table:table-cell>
          <table:table-cell table:style-name="Table15.N9" office:value-type="string">
            <text:p text:style-name="P58">P</text:p>
          </table:table-cell>
          <table:table-cell table:style-name="Table15.O9" office:value-type="string">
            <text:p text:style-name="P58">8</text:p>
          </table:table-cell>
        </table:table-row>
        <table:table-row table:style-name="Table15.1">
          <table:table-cell table:style-name="Table15.A1" table:number-columns-spanned="2" office:value-type="string">
            <text:p text:style-name="P27"><text:span text:style-name="T11">Total Max Mark : </text:span><text:span text:style-name="T12">7</text:span><text:span text:style-name="T11">00</text:span></text:p>
          </table:table-cell>
          <table:covered-table-cell/>
          <table:table-cell table:style-name="Table15.C2" table:number-columns-spanned="9" office:value-type="string">
            <text:p text:style-name="P78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C2" table:number-columns-spanned="4" office:value-type="string">
            <text:p text:style-name="P27"><text:span text:style-name="T11">Total Marks Obtained : </text:span><text:span text:style-name="T12">47</text:span>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1" table:number-columns-spanned="2" office:value-type="string">
            <text:p text:style-name="P27"><text:span text:style-name="T11">Current Credits : </text:span><text:span text:style-name="T12">35</text:span></text:p>
          </table:table-cell>
          <table:covered-table-cell/>
          <table:table-cell table:style-name="Table15.C2" table:number-columns-spanned="9" office:value-type="string">
            <text:p text:style-name="P78">Previous Credits : 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C2" table:number-columns-spanned="4" office:value-type="string">
            <text:p text:style-name="P27"><text:span text:style-name="T11">Total Credits : </text:span><text:span text:style-name="T12">35</text:span></text:p>
          </table:table-cell>
          <table:covered-table-cell/>
          <table:covered-table-cell/>
          <table:covered-table-cell/>
        </table:table-row>
      </table:table>
      <text:p text:style-name="P92"/>
      <text:p text:style-name="P9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G"/>
        <table:table-column table:style-name="Table8.H"/>
        <table:table-column table:style-name="Table8.D"/>
        <table:table-column table:style-name="Table8.G"/>
        <table:table-column table:style-name="Table8.D"/>
        <table:table-column table:style-name="Table8.L"/>
        <table:table-column table:style-name="Table8.M"/>
        <table:table-column table:style-name="Table8.N"/>
        <table:table-column table:style-name="Table8.O"/>
        <table:table-row table:style-name="Table8.1">
          <table:table-cell table:style-name="Table8.A1" table:number-columns-spanned="15" office:value-type="string">
            <text:p text:style-name="P73">JUN 2009 Semester – 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73">Course</text:p>
          </table:table-cell>
          <table:covered-table-cell/>
          <table:table-cell table:style-name="Table8.C2" table:number-columns-spanned="2" office:value-type="string">
            <text:p text:style-name="P73">Theory</text:p>
          </table:table-cell>
          <table:covered-table-cell/>
          <table:table-cell table:style-name="Table8.C2" table:number-columns-spanned="2" office:value-type="string">
            <text:p text:style-name="P73">Prog-Ass</text:p>
          </table:table-cell>
          <table:covered-table-cell/>
          <table:table-cell table:style-name="Table8.C2" office:value-type="string">
            <text:p text:style-name="P73">Total</text:p>
          </table:table-cell>
          <table:table-cell table:style-name="Table8.C2" table:number-columns-spanned="2" office:value-type="string">
            <text:p text:style-name="P73">Term Work</text:p>
          </table:table-cell>
          <table:covered-table-cell/>
          <table:table-cell table:style-name="Table8.C2" table:number-columns-spanned="2" office:value-type="string">
            <text:p text:style-name="P73">Practical</text:p>
          </table:table-cell>
          <table:covered-table-cell/>
          <table:table-cell table:style-name="Table8.C2" table:number-columns-spanned="2" office:value-type="string">
            <text:p text:style-name="P73">Oral</text:p>
          </table:table-cell>
          <table:covered-table-cell/>
          <table:table-cell table:style-name="Table8.N2" table:number-rows-spanned="2" office:value-type="string">
            <text:p text:style-name="P4">Result</text:p>
            <text:p text:style-name="P4"/>
          </table:table-cell>
          <table:table-cell table:style-name="Table8.N2" table:number-rows-spanned="2" office:value-type="string">
            <text:p text:style-name="P4">Credits</text:p>
            <text:p text:style-name="P4">Acquired</text:p>
          </table:table-cell>
        </table:table-row>
        <table:table-row table:style-name="Table8.3">
          <table:table-cell table:style-name="Table8.A1" office:value-type="string">
            <text:p text:style-name="P73">Code</text:p>
          </table:table-cell>
          <table:table-cell table:style-name="Table8.C2" office:value-type="string">
            <text:p text:style-name="P73">Title</text:p>
          </table:table-cell>
          <table:table-cell table:style-name="Table8.C2" office:value-type="string">
            <text:p text:style-name="P73">Max/Min</text:p>
          </table:table-cell>
          <table:table-cell table:style-name="Table8.C2" office:value-type="string">
            <text:p text:style-name="P73">Obt</text:p>
          </table:table-cell>
          <table:table-cell table:style-name="Table8.C2" office:value-type="string">
            <text:p text:style-name="P73">Max</text:p>
          </table:table-cell>
          <table:table-cell table:style-name="Table8.C2" office:value-type="string">
            <text:p text:style-name="P73">Obt</text:p>
          </table:table-cell>
          <table:table-cell table:style-name="Table8.G3" office:value-type="string">
            <text:p text:style-name="P73">Obt</text:p>
          </table:table-cell>
          <table:table-cell table:style-name="Table8.C2" office:value-type="string">
            <text:p text:style-name="P73">Max/</text:p>
            <text:p text:style-name="P73">Min</text:p>
          </table:table-cell>
          <table:table-cell table:style-name="Table8.C2" office:value-type="string">
            <text:p text:style-name="P73">Obt</text:p>
          </table:table-cell>
          <table:table-cell table:style-name="Table8.C2" office:value-type="string">
            <text:p text:style-name="P73">Max/</text:p>
            <text:p text:style-name="P73">Min</text:p>
          </table:table-cell>
          <table:table-cell table:style-name="Table8.C2" office:value-type="string">
            <text:p text:style-name="P73">Obt</text:p>
          </table:table-cell>
          <table:table-cell table:style-name="Table8.L3" office:value-type="string">
            <text:p text:style-name="P73">Max/</text:p>
            <text:p text:style-name="P73">Min</text:p>
          </table:table-cell>
          <table:table-cell table:style-name="Table8.M3" office:value-type="string">
            <text:p text:style-name="P73">Obt</text:p>
          </table:table-cell>
          <table:covered-table-cell/>
          <table:covered-table-cell/>
        </table:table-row>
        <table:table-row table:style-name="Table8.1">
          <table:table-cell table:style-name="Table8.A4" office:value-type="string">
            <text:p text:style-name="P58">CM223</text:p>
          </table:table-cell>
          <table:table-cell table:style-name="Table8.B4" office:value-type="string">
            <text:p text:style-name="P62">‘C’ PROGRAMMING</text:p>
          </table:table-cell>
          <table:table-cell table:style-name="Table8.C4" office:value-type="string">
            <text:p text:style-name="P58">80/28</text:p>
          </table:table-cell>
          <table:table-cell table:style-name="Table8.D4" office:value-type="string">
            <text:p text:style-name="P27"><text:span text:style-name="T21"><text:s text:c="2"/></text:span><text:span text:style-name="T23">54</text:span></text:p>
          </table:table-cell>
          <table:table-cell table:style-name="Table8.E4" office:value-type="string">
            <text:p text:style-name="P58">20</text:p>
          </table:table-cell>
          <table:table-cell table:style-name="Table8.F4" office:value-type="string">
            <text:p text:style-name="P48">12</text:p>
          </table:table-cell>
          <table:table-cell table:style-name="Table8.G4" office:value-type="string">
            <text:p text:style-name="P48">66</text:p>
          </table:table-cell>
          <table:table-cell table:style-name="Table8.H4" office:value-type="string">
            <text:p text:style-name="P58">NA</text:p>
          </table:table-cell>
          <table:table-cell table:style-name="Table8.I4" office:value-type="string">
            <text:p text:style-name="P58">NA</text:p>
          </table:table-cell>
          <table:table-cell table:style-name="Table8.J4" office:value-type="string">
            <text:p text:style-name="P59">50/20</text:p>
          </table:table-cell>
          <table:table-cell table:style-name="Table8.K4" office:value-type="string">
            <text:p text:style-name="P48">38</text:p>
          </table:table-cell>
          <table:table-cell table:style-name="Table8.L4" office:value-type="string">
            <text:p text:style-name="P99">25/10</text:p>
          </table:table-cell>
          <table:table-cell table:style-name="Table8.M4" office:value-type="string">
            <text:p text:style-name="P48">17</text:p>
          </table:table-cell>
          <table:table-cell table:style-name="Table8.N4" office:value-type="string">
            <text:p text:style-name="P58">P</text:p>
          </table:table-cell>
          <table:table-cell table:style-name="Table8.O4" office:value-type="string">
            <text:p text:style-name="P58">6</text:p>
          </table:table-cell>
        </table:table-row>
        <table:table-row table:style-name="Table8.1">
          <table:table-cell table:style-name="Table8.A5" office:value-type="string">
            <text:p text:style-name="P58">EE222</text:p>
          </table:table-cell>
          <table:table-cell table:style-name="Table8.B5" office:value-type="string">
            <text:p text:style-name="P62">ELECTRICAL TECHNOLOGY</text:p>
          </table:table-cell>
          <table:table-cell table:style-name="Table8.C5" office:value-type="string">
            <text:p text:style-name="P58">80/28</text:p>
          </table:table-cell>
          <table:table-cell table:style-name="Table8.D5" office:value-type="string">
            <text:p text:style-name="P48">28 F</text:p>
          </table:table-cell>
          <table:table-cell table:style-name="Table8.E5" office:value-type="string">
            <text:p text:style-name="P58">20</text:p>
          </table:table-cell>
          <table:table-cell table:style-name="Table8.F5" office:value-type="string">
            <text:p text:style-name="P48">05</text:p>
          </table:table-cell>
          <table:table-cell table:style-name="Table8.G5" office:value-type="string">
            <text:p text:style-name="P48">33 F</text:p>
          </table:table-cell>
          <table:table-cell table:style-name="Table8.H5" office:value-type="string">
            <text:p text:style-name="P58">25/10</text:p>
          </table:table-cell>
          <table:table-cell table:style-name="Table8.I5" office:value-type="string">
            <text:p text:style-name="P48">18</text:p>
          </table:table-cell>
          <table:table-cell table:style-name="Table8.J5" office:value-type="string">
            <text:p text:style-name="P58">NA</text:p>
          </table:table-cell>
          <table:table-cell table:style-name="Table8.K5" office:value-type="string">
            <text:p text:style-name="P58">NA</text:p>
          </table:table-cell>
          <table:table-cell table:style-name="Table8.L5" office:value-type="string">
            <text:p text:style-name="P58">NA</text:p>
          </table:table-cell>
          <table:table-cell table:style-name="Table8.M5" office:value-type="string">
            <text:p text:style-name="P58">NA</text:p>
          </table:table-cell>
          <table:table-cell table:style-name="Table8.N5" office:value-type="string">
            <text:p text:style-name="P48">F</text:p>
          </table:table-cell>
          <table:table-cell table:style-name="Table8.O5" office:value-type="string">
            <text:p text:style-name="P48">0</text:p>
          </table:table-cell>
        </table:table-row>
        <table:table-row table:style-name="Table8.1">
          <table:table-cell table:style-name="Table8.A6" office:value-type="string">
            <text:p text:style-name="P58">ET221</text:p>
          </table:table-cell>
          <table:table-cell table:style-name="Table8.B6" office:value-type="string">
            <text:p text:style-name="P62">BASIC ELECTRONICS</text:p>
          </table:table-cell>
          <table:table-cell table:style-name="Table8.C6" office:value-type="string">
            <text:p text:style-name="P58">80/28</text:p>
          </table:table-cell>
          <table:table-cell table:style-name="Table8.D6" office:value-type="string">
            <text:p text:style-name="P48">28 F</text:p>
          </table:table-cell>
          <table:table-cell table:style-name="Table8.E6" office:value-type="string">
            <text:p text:style-name="P58">20</text:p>
          </table:table-cell>
          <table:table-cell table:style-name="Table8.F6" office:value-type="string">
            <text:p text:style-name="P48">07</text:p>
          </table:table-cell>
          <table:table-cell table:style-name="Table8.G6" office:value-type="string">
            <text:p text:style-name="P48">35 F</text:p>
          </table:table-cell>
          <table:table-cell table:style-name="Table8.H6" office:value-type="string">
            <text:p text:style-name="P58">50/20</text:p>
          </table:table-cell>
          <table:table-cell table:style-name="Table8.I6" office:value-type="string">
            <text:p text:style-name="P48">30</text:p>
          </table:table-cell>
          <table:table-cell table:style-name="Table8.J6" office:value-type="string">
            <text:p text:style-name="P99">NA</text:p>
          </table:table-cell>
          <table:table-cell table:style-name="Table8.K6" office:value-type="string">
            <text:p text:style-name="P58">NA</text:p>
          </table:table-cell>
          <table:table-cell table:style-name="Table8.L6" office:value-type="string">
            <text:p text:style-name="P58">NA</text:p>
          </table:table-cell>
          <table:table-cell table:style-name="Table8.M6" office:value-type="string">
            <text:p text:style-name="P58">NA</text:p>
          </table:table-cell>
          <table:table-cell table:style-name="Table8.N6" office:value-type="string">
            <text:p text:style-name="P48">F</text:p>
          </table:table-cell>
          <table:table-cell table:style-name="Table8.O6" office:value-type="string">
            <text:p text:style-name="P48">0</text:p>
          </table:table-cell>
        </table:table-row>
        <table:table-row table:style-name="Table8.1">
          <table:table-cell table:style-name="Table8.A7" office:value-type="string">
            <text:p text:style-name="P58">WS221</text:p>
          </table:table-cell>
          <table:table-cell table:style-name="Table8.B7" office:value-type="string">
            <text:p text:style-name="P62">WORKSHOP PRACTICE</text:p>
          </table:table-cell>
          <table:table-cell table:style-name="Table8.C7" office:value-type="string">
            <text:p text:style-name="P58">NA</text:p>
          </table:table-cell>
          <table:table-cell table:style-name="Table8.D7" office:value-type="string">
            <text:p text:style-name="P58">NA</text:p>
          </table:table-cell>
          <table:table-cell table:style-name="Table8.E7" office:value-type="string">
            <text:p text:style-name="P58">NA</text:p>
          </table:table-cell>
          <table:table-cell table:style-name="Table8.F7" office:value-type="string">
            <text:p text:style-name="P58">NA</text:p>
          </table:table-cell>
          <table:table-cell table:style-name="Table8.G7" office:value-type="string">
            <text:p text:style-name="P58">NA</text:p>
          </table:table-cell>
          <table:table-cell table:style-name="Table8.H7" office:value-type="string">
            <text:p text:style-name="P58">100/40</text:p>
          </table:table-cell>
          <table:table-cell table:style-name="Table8.I7" office:value-type="string">
            <text:p text:style-name="P48">76</text:p>
          </table:table-cell>
          <table:table-cell table:style-name="Table8.J7" office:value-type="string">
            <text:p text:style-name="P58">NA</text:p>
          </table:table-cell>
          <table:table-cell table:style-name="Table8.K7" office:value-type="string">
            <text:p text:style-name="P58">NA</text:p>
          </table:table-cell>
          <table:table-cell table:style-name="Table8.L7" office:value-type="string">
            <text:p text:style-name="P58">NA</text:p>
          </table:table-cell>
          <table:table-cell table:style-name="Table8.M7" office:value-type="string">
            <text:p text:style-name="P58">NA</text:p>
          </table:table-cell>
          <table:table-cell table:style-name="Table8.N7" office:value-type="string">
            <text:p text:style-name="P58">P</text:p>
          </table:table-cell>
          <table:table-cell table:style-name="Table8.O7" office:value-type="string">
            <text:p text:style-name="P58">6</text:p>
          </table:table-cell>
        </table:table-row>
        <table:table-row table:style-name="Table8.1">
          <table:table-cell table:style-name="Table8.A1" table:number-columns-spanned="2" office:value-type="string">
            <text:p text:style-name="P27"><text:span text:style-name="T11">Total Max Mark : </text:span><text:span text:style-name="T12">5</text:span><text:span text:style-name="T11">50</text:span></text:p>
          </table:table-cell>
          <table:covered-table-cell/>
          <table:table-cell table:style-name="Table8.C2" table:number-columns-spanned="9" office:value-type="string">
            <text:p text:style-name="P78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C2" table:number-columns-spanned="4" office:value-type="string">
            <text:p text:style-name="P27"><text:span text:style-name="T11">Total Marks Obtained : </text:span><text:span text:style-name="T12">313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span text:style-name="T11">Current Credits : </text:span><text:span text:style-name="T12">1</text:span><text:span text:style-name="T11">2</text:span></text:p>
          </table:table-cell>
          <table:covered-table-cell/>
          <table:table-cell table:style-name="Table8.C2" table:number-columns-spanned="9" office:value-type="string">
            <text:p text:style-name="P27"><text:span text:style-name="T11">Previous Credits : </text:span><text:span text:style-name="T12">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C2" table:number-columns-spanned="4" office:value-type="string">
            <text:p text:style-name="P27"><text:span text:style-name="T11">Total Credits : </text:span><text:span text:style-name="T12">47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0" table:number-columns-spanned="15" office:value-type="string">
            <text:p text:style-name="P29"><text:span text:style-name="T32">P : <text:s/>Pass <text:s text:c="9"/>AB : Absent <text:s text:c="8"/>DT : Detained <text:s text:c="5"/>* : Passed by grace <text:s text:c="6"/>F : Fail <text:s text:c="8"/>EX : Exemption <text:s text:c="7"/>NF : Other Case <text:s text:c="6"/># <text:s/>: <text:s/>Pr</text:span><text:span text:style-name="T33">e</text:span><text:span text:style-name="T32">vious Marks</text:span></text:p>
            <text:p text:style-name="P86">CS <text:s/>: Cancelled the score because of Unfair means <text:s text:c="4"/>C : Completed Non-Credit Course <text:s text:c="5"/>$ : Grade <text:s text:c="4"/>NA : Not Applicable <text:s text:c="4"/>NR : <text:s text:c="2"/>Not Registered for Ex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7"/>
      <text:p text:style-name="P9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Mr. P. U. Garge</text:p>
            <text:p text:style-name="P47">Controller of Examination,</text:p>
            <text:p text:style-name="P47">Government Polytechnic, Pune.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47">Dr. V. S. Bandal</text:p>
            <text:p text:style-name="P47">Principal,</text:p>
            <text:p text:style-name="P47">Government Polytechnic, Pune.</text:p>
          </table:table-cell>
        </table:table-row>
      </table:table>
      <text:p text:style-name="P91"/>
      <text:p text:style-name="P9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 table:number-columns-repeated="2"/>
        <table:table-column table:style-name="Table7.H"/>
        <table:table-column table:style-name="Table7.D"/>
        <table:table-column table:style-name="Table7.C"/>
        <table:table-column table:style-name="Table7.D"/>
        <table:table-column table:style-name="Table7.L"/>
        <table:table-column table:style-name="Table7.M"/>
        <table:table-column table:style-name="Table7.N"/>
        <table:table-column table:style-name="Table7.O"/>
        <table:table-row table:style-name="Table7.1">
          <table:table-cell table:style-name="Table7.A1" table:number-columns-spanned="15" office:value-type="string">
            <text:p text:style-name="P20"><text:span text:style-name="T11">DEC 200</text:span><text:span text:style-name="T13">9</text:span><text:span text:style-name="T11"> Semester – II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2" office:value-type="string">
            <text:p text:style-name="P74">Course</text:p>
          </table:table-cell>
          <table:covered-table-cell/>
          <table:table-cell table:style-name="Table7.C2" table:number-columns-spanned="2" office:value-type="string">
            <text:p text:style-name="P74">Theory</text:p>
          </table:table-cell>
          <table:covered-table-cell/>
          <table:table-cell table:style-name="Table7.C2" table:number-columns-spanned="2" office:value-type="string">
            <text:p text:style-name="P74">Prog-Ass</text:p>
          </table:table-cell>
          <table:covered-table-cell/>
          <table:table-cell table:style-name="Table7.C2" office:value-type="string">
            <text:p text:style-name="P74">Total</text:p>
          </table:table-cell>
          <table:table-cell table:style-name="Table7.C2" table:number-columns-spanned="2" office:value-type="string">
            <text:p text:style-name="P74">Term Work</text:p>
          </table:table-cell>
          <table:covered-table-cell/>
          <table:table-cell table:style-name="Table7.C2" table:number-columns-spanned="2" office:value-type="string">
            <text:p text:style-name="P74">Practical</text:p>
          </table:table-cell>
          <table:covered-table-cell/>
          <table:table-cell table:style-name="Table7.C2" table:number-columns-spanned="2" office:value-type="string">
            <text:p text:style-name="P74">Oral</text:p>
          </table:table-cell>
          <table:covered-table-cell/>
          <table:table-cell table:style-name="Table7.N2" table:number-rows-spanned="2" office:value-type="string">
            <text:p text:style-name="P6">Result</text:p>
            <text:p text:style-name="P6"/>
          </table:table-cell>
          <table:table-cell table:style-name="Table7.N2" table:number-rows-spanned="2" office:value-type="string">
            <text:p text:style-name="P6">Credits</text:p>
            <text:p text:style-name="P6">Acquired</text:p>
          </table:table-cell>
        </table:table-row>
        <table:table-row table:style-name="Table7.3">
          <table:table-cell table:style-name="Table7.A1" office:value-type="string">
            <text:p text:style-name="P74">Code</text:p>
          </table:table-cell>
          <table:table-cell table:style-name="Table7.C2" office:value-type="string">
            <text:p text:style-name="P74">Title</text:p>
          </table:table-cell>
          <table:table-cell table:style-name="Table7.C2" office:value-type="string">
            <text:p text:style-name="P74">Max/Min</text:p>
          </table:table-cell>
          <table:table-cell table:style-name="Table7.C2" office:value-type="string">
            <text:p text:style-name="P74">Obt</text:p>
          </table:table-cell>
          <table:table-cell table:style-name="Table7.C2" office:value-type="string">
            <text:p text:style-name="P74">Max</text:p>
          </table:table-cell>
          <table:table-cell table:style-name="Table7.C2" office:value-type="string">
            <text:p text:style-name="P74">Obt</text:p>
          </table:table-cell>
          <table:table-cell table:style-name="Table7.G3" office:value-type="string">
            <text:p text:style-name="P74">Obt</text:p>
          </table:table-cell>
          <table:table-cell table:style-name="Table7.C2" office:value-type="string">
            <text:p text:style-name="P74">Max/</text:p>
            <text:p text:style-name="P74">Min</text:p>
          </table:table-cell>
          <table:table-cell table:style-name="Table7.C2" office:value-type="string">
            <text:p text:style-name="P74">Obt</text:p>
          </table:table-cell>
          <table:table-cell table:style-name="Table7.C2" office:value-type="string">
            <text:p text:style-name="P74">Max/</text:p>
            <text:p text:style-name="P74">Min</text:p>
          </table:table-cell>
          <table:table-cell table:style-name="Table7.C2" office:value-type="string">
            <text:p text:style-name="P74">Obt</text:p>
          </table:table-cell>
          <table:table-cell table:style-name="Table7.L3" office:value-type="string">
            <text:p text:style-name="P74">Max/</text:p>
            <text:p text:style-name="P74">Min</text:p>
          </table:table-cell>
          <table:table-cell table:style-name="Table7.M3" office:value-type="string">
            <text:p text:style-name="P74">Obt</text:p>
          </table:table-cell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58">CM428</text:p>
          </table:table-cell>
          <table:table-cell table:style-name="Table7.B7" office:value-type="string">
            <text:p text:style-name="P62">COMPUTER GRAPHICS USING <text:s/>‘C’</text:p>
          </table:table-cell>
          <table:table-cell table:style-name="Table7.C7" office:value-type="string">
            <text:p text:style-name="P58">80/28</text:p>
          </table:table-cell>
          <table:table-cell table:style-name="Table7.D7" office:value-type="string">
            <text:p text:style-name="P50">38</text:p>
          </table:table-cell>
          <table:table-cell table:style-name="Table7.E7" office:value-type="string">
            <text:p text:style-name="P58">20</text:p>
          </table:table-cell>
          <table:table-cell table:style-name="Table7.F7" office:value-type="string">
            <text:p text:style-name="P19"><text:span text:style-name="T24">0</text:span><text:span text:style-name="T21">5</text:span></text:p>
          </table:table-cell>
          <table:table-cell table:style-name="Table7.G7" office:value-type="string">
            <text:p text:style-name="P50">43</text:p>
          </table:table-cell>
          <table:table-cell table:style-name="Table7.H7" office:value-type="string">
            <text:p text:style-name="P58">25/10</text:p>
          </table:table-cell>
          <table:table-cell table:style-name="Table7.I7" office:value-type="string">
            <text:p text:style-name="P19"><text:span text:style-name="T21">1</text:span><text:span text:style-name="T24">6</text:span></text:p>
          </table:table-cell>
          <table:table-cell table:style-name="Table7.J7" office:value-type="string">
            <text:p text:style-name="P58">NA</text:p>
          </table:table-cell>
          <table:table-cell table:style-name="Table7.K7" office:value-type="string">
            <text:p text:style-name="P58">NA</text:p>
          </table:table-cell>
          <table:table-cell table:style-name="Table7.L7" office:value-type="string">
            <text:p text:style-name="P58">25/10</text:p>
          </table:table-cell>
          <table:table-cell table:style-name="Table7.M7" office:value-type="string">
            <text:p text:style-name="P19"><text:span text:style-name="T21">1</text:span><text:span text:style-name="T24">3</text:span></text:p>
          </table:table-cell>
          <table:table-cell table:style-name="Table7.N7" office:value-type="string">
            <text:p text:style-name="P58">P</text:p>
          </table:table-cell>
          <table:table-cell table:style-name="Table7.O7" office:value-type="string">
            <text:p text:style-name="P58">8</text:p>
          </table:table-cell>
        </table:table-row>
        <table:table-row table:style-name="Table7.1">
          <table:table-cell table:style-name="Table7.A7" office:value-type="string">
            <text:p text:style-name="P58">EE222</text:p>
          </table:table-cell>
          <table:table-cell table:style-name="Table7.B7" office:value-type="string">
            <text:p text:style-name="P62">ELECTRICAL TECHNOLOGY</text:p>
          </table:table-cell>
          <table:table-cell table:style-name="Table7.C7" office:value-type="string">
            <text:p text:style-name="P58">80/28</text:p>
          </table:table-cell>
          <table:table-cell table:style-name="Table7.D7" office:value-type="string">
            <text:p text:style-name="P49">3<text:span text:style-name="T34">4</text:span></text:p>
          </table:table-cell>
          <table:table-cell table:style-name="Table7.E7" office:value-type="string">
            <text:p text:style-name="P58">20</text:p>
          </table:table-cell>
          <table:table-cell table:style-name="Table7.F7" office:value-type="string">
            <text:p text:style-name="P48">05</text:p>
          </table:table-cell>
          <table:table-cell table:style-name="Table7.G7" office:value-type="string">
            <text:p text:style-name="P21"><text:span text:style-name="T23">3</text:span><text:span text:style-name="T24">9</text:span><text:span text:style-name="T23">*</text:span></text:p>
          </table:table-cell>
          <table:table-cell table:style-name="Table7.H7" office:value-type="string">
            <text:p text:style-name="P58">25/10</text:p>
          </table:table-cell>
          <table:table-cell table:style-name="Table7.I7" office:value-type="string">
            <text:p text:style-name="P93"><text:span text:style-name="T24">#</text:span><text:span text:style-name="T21">18</text:span></text:p>
          </table:table-cell>
          <table:table-cell table:style-name="Table7.J7" office:value-type="string">
            <text:p text:style-name="P58">NA</text:p>
          </table:table-cell>
          <table:table-cell table:style-name="Table7.K7" office:value-type="string">
            <text:p text:style-name="P58">NA</text:p>
          </table:table-cell>
          <table:table-cell table:style-name="Table7.L7" office:value-type="string">
            <text:p text:style-name="P58">NA</text:p>
          </table:table-cell>
          <table:table-cell table:style-name="Table7.M7" office:value-type="string">
            <text:p text:style-name="P58">NA</text:p>
          </table:table-cell>
          <table:table-cell table:style-name="Table7.N7" office:value-type="string">
            <text:p text:style-name="P50">P</text:p>
          </table:table-cell>
          <table:table-cell table:style-name="Table7.O7" office:value-type="string">
            <text:p text:style-name="P50">6</text:p>
          </table:table-cell>
        </table:table-row>
        <table:table-row table:style-name="Table7.1">
          <table:table-cell table:style-name="Table7.A7" office:value-type="string">
            <text:p text:style-name="P58">ET221</text:p>
          </table:table-cell>
          <table:table-cell table:style-name="Table7.B7" office:value-type="string">
            <text:p text:style-name="P62">BASIC ELECTRONICS</text:p>
          </table:table-cell>
          <table:table-cell table:style-name="Table7.C7" office:value-type="string">
            <text:p text:style-name="P58">80/28</text:p>
          </table:table-cell>
          <table:table-cell table:style-name="Table7.D7" office:value-type="string">
            <text:p text:style-name="P51">33</text:p>
          </table:table-cell>
          <table:table-cell table:style-name="Table7.E7" office:value-type="string">
            <text:p text:style-name="P58">20</text:p>
          </table:table-cell>
          <table:table-cell table:style-name="Table7.F7" office:value-type="string">
            <text:p text:style-name="P48">07</text:p>
          </table:table-cell>
          <table:table-cell table:style-name="Table7.G7" office:value-type="string">
            <text:p text:style-name="P51">40</text:p>
          </table:table-cell>
          <table:table-cell table:style-name="Table7.H7" office:value-type="string">
            <text:p text:style-name="P58">50/20</text:p>
          </table:table-cell>
          <table:table-cell table:style-name="Table7.I7" office:value-type="string">
            <text:p text:style-name="P48"><text:span text:style-name="T35">#</text:span>30</text:p>
          </table:table-cell>
          <table:table-cell table:style-name="Table7.J7" office:value-type="string">
            <text:p text:style-name="P99">NA</text:p>
          </table:table-cell>
          <table:table-cell table:style-name="Table7.K7" office:value-type="string">
            <text:p text:style-name="P58">NA</text:p>
          </table:table-cell>
          <table:table-cell table:style-name="Table7.L7" office:value-type="string">
            <text:p text:style-name="P58">NA</text:p>
          </table:table-cell>
          <table:table-cell table:style-name="Table7.M7" office:value-type="string">
            <text:p text:style-name="P58">NA</text:p>
          </table:table-cell>
          <table:table-cell table:style-name="Table7.N7" office:value-type="string">
            <text:p text:style-name="P51">P</text:p>
          </table:table-cell>
          <table:table-cell table:style-name="Table7.O7" office:value-type="string">
            <text:p text:style-name="P51">5</text:p>
          </table:table-cell>
        </table:table-row>
        <table:table-row table:style-name="Table7.1">
          <table:table-cell table:style-name="Table7.A7" office:value-type="string">
            <text:p text:style-name="P58">ET322</text:p>
          </table:table-cell>
          <table:table-cell table:style-name="Table7.B7" office:value-type="string">
            <text:p text:style-name="P62">ELECTRONIC CIRCUITS AND COMPONENTS</text:p>
          </table:table-cell>
          <table:table-cell table:style-name="Table7.C7" office:value-type="string">
            <text:p text:style-name="P58">80/28</text:p>
          </table:table-cell>
          <table:table-cell table:style-name="Table7.D7" office:value-type="string">
            <text:p text:style-name="P51">09 F</text:p>
          </table:table-cell>
          <table:table-cell table:style-name="Table7.E7" office:value-type="string">
            <text:p text:style-name="P58">20</text:p>
          </table:table-cell>
          <table:table-cell table:style-name="Table7.F7" office:value-type="string">
            <text:p text:style-name="P51">06</text:p>
          </table:table-cell>
          <table:table-cell table:style-name="Table7.G7" office:value-type="string">
            <text:p text:style-name="P52">15 F</text:p>
          </table:table-cell>
          <table:table-cell table:style-name="Table7.H7" office:value-type="string">
            <text:p text:style-name="P58">25/10</text:p>
          </table:table-cell>
          <table:table-cell table:style-name="Table7.I7" office:value-type="string">
            <text:p text:style-name="P51">19</text:p>
          </table:table-cell>
          <table:table-cell table:style-name="Table7.J7" office:value-type="string">
            <text:p text:style-name="P58">NA</text:p>
          </table:table-cell>
          <table:table-cell table:style-name="Table7.K7" office:value-type="string">
            <text:p text:style-name="P58">NA</text:p>
          </table:table-cell>
          <table:table-cell table:style-name="Table7.L7" office:value-type="string">
            <text:p text:style-name="P58">NA</text:p>
          </table:table-cell>
          <table:table-cell table:style-name="Table7.M7" office:value-type="string">
            <text:p text:style-name="P58">NA</text:p>
          </table:table-cell>
          <table:table-cell table:style-name="Table7.N7" office:value-type="string">
            <text:p text:style-name="P51">F</text:p>
          </table:table-cell>
          <table:table-cell table:style-name="Table7.O7" office:value-type="string">
            <text:p text:style-name="P51">0</text:p>
          </table:table-cell>
        </table:table-row>
        <table:table-row table:style-name="Table7.1">
          <table:table-cell table:style-name="Table7.A8" office:value-type="string">
            <text:p text:style-name="P58">HU321</text:p>
          </table:table-cell>
          <table:table-cell table:style-name="Table7.B8" office:value-type="string">
            <text:p text:style-name="P62">COMMUNITY DEVELOPMENT</text:p>
          </table:table-cell>
          <table:table-cell table:style-name="Table7.C8" office:value-type="string">
            <text:p text:style-name="P58">80/28</text:p>
          </table:table-cell>
          <table:table-cell table:style-name="Table7.D8" office:value-type="string">
            <text:p text:style-name="P19"><text:span text:style-name="T21">5</text:span><text:span text:style-name="T25">6</text:span></text:p>
          </table:table-cell>
          <table:table-cell table:style-name="Table7.E8" office:value-type="string">
            <text:p text:style-name="P58">20</text:p>
          </table:table-cell>
          <table:table-cell table:style-name="Table7.F8" office:value-type="string">
            <text:p text:style-name="P58">16</text:p>
          </table:table-cell>
          <table:table-cell table:style-name="Table7.G8" office:value-type="string">
            <text:p text:style-name="P19"><text:span text:style-name="T21">7</text:span><text:span text:style-name="T25">2</text:span></text:p>
          </table:table-cell>
          <table:table-cell table:style-name="Table7.H8" office:value-type="string">
            <text:p text:style-name="P58">NA</text:p>
          </table:table-cell>
          <table:table-cell table:style-name="Table7.I8" office:value-type="string">
            <text:p text:style-name="P58">NA</text:p>
          </table:table-cell>
          <table:table-cell table:style-name="Table7.J8" office:value-type="string">
            <text:p text:style-name="P58">NA</text:p>
          </table:table-cell>
          <table:table-cell table:style-name="Table7.K8" office:value-type="string">
            <text:p text:style-name="P58">NA</text:p>
          </table:table-cell>
          <table:table-cell table:style-name="Table7.L8" office:value-type="string">
            <text:p text:style-name="P58">NA</text:p>
          </table:table-cell>
          <table:table-cell table:style-name="Table7.M8" office:value-type="string">
            <text:p text:style-name="P58">NA</text:p>
          </table:table-cell>
          <table:table-cell table:style-name="Table7.N8" office:value-type="string">
            <text:p text:style-name="P58">P</text:p>
          </table:table-cell>
          <table:table-cell table:style-name="Table7.O8" office:value-type="string">
            <text:p text:style-name="P58">2</text:p>
          </table:table-cell>
        </table:table-row>
        <table:table-row table:style-name="Table7.1">
          <table:table-cell table:style-name="Table7.A10" office:value-type="string">
            <text:p text:style-name="P58">IT422</text:p>
          </table:table-cell>
          <table:table-cell table:style-name="Table7.B10" office:value-type="string">
            <text:p text:style-name="P62">WEB DESIGN USING HTML / DHTML</text:p>
          </table:table-cell>
          <table:table-cell table:style-name="Table7.C10" office:value-type="string">
            <text:p text:style-name="P58">40/14</text:p>
          </table:table-cell>
          <table:table-cell table:style-name="Table7.D10" office:value-type="string">
            <text:p text:style-name="P51">27</text:p>
          </table:table-cell>
          <table:table-cell table:style-name="Table7.E10" office:value-type="string">
            <text:p text:style-name="P58">10</text:p>
          </table:table-cell>
          <table:table-cell table:style-name="Table7.F10" office:value-type="string">
            <text:p text:style-name="P19"><text:span text:style-name="T21">0</text:span><text:span text:style-name="T25">5</text:span></text:p>
          </table:table-cell>
          <table:table-cell table:style-name="Table7.G10" office:value-type="string">
            <text:p text:style-name="P19"><text:span text:style-name="T21">3</text:span><text:span text:style-name="T25">2</text:span></text:p>
          </table:table-cell>
          <table:table-cell table:style-name="Table7.H10" office:value-type="string">
            <text:p text:style-name="P58">25/10</text:p>
          </table:table-cell>
          <table:table-cell table:style-name="Table7.I10" office:value-type="string">
            <text:p text:style-name="P51">17</text:p>
          </table:table-cell>
          <table:table-cell table:style-name="Table7.J10" office:value-type="string">
            <text:p text:style-name="P58">50/20</text:p>
          </table:table-cell>
          <table:table-cell table:style-name="Table7.K10" office:value-type="string">
            <text:p text:style-name="P51">38</text:p>
          </table:table-cell>
          <table:table-cell table:style-name="Table7.L10" office:value-type="string">
            <text:p text:style-name="P58">25/10</text:p>
          </table:table-cell>
          <table:table-cell table:style-name="Table7.M10" office:value-type="string">
            <text:p text:style-name="P51">17</text:p>
          </table:table-cell>
          <table:table-cell table:style-name="Table7.N10" office:value-type="string">
            <text:p text:style-name="P58">P</text:p>
          </table:table-cell>
          <table:table-cell table:style-name="Table7.O10" office:value-type="string">
            <text:p text:style-name="P58">7</text:p>
          </table:table-cell>
        </table:table-row>
        <table:table-row table:style-name="Table7.1">
          <table:table-cell table:style-name="Table7.A10" office:value-type="string">
            <text:p text:style-name="P58">IT423</text:p>
          </table:table-cell>
          <table:table-cell table:style-name="Table7.B10" office:value-type="string">
            <text:p text:style-name="P62">MICROPROCESSORS</text:p>
          </table:table-cell>
          <table:table-cell table:style-name="Table7.C10" office:value-type="string">
            <text:p text:style-name="P58">80/28</text:p>
          </table:table-cell>
          <table:table-cell table:style-name="Table7.D10" office:value-type="string">
            <text:p text:style-name="P53">44</text:p>
          </table:table-cell>
          <table:table-cell table:style-name="Table7.E10" office:value-type="string">
            <text:p text:style-name="P58">20</text:p>
          </table:table-cell>
          <table:table-cell table:style-name="Table7.F10" office:value-type="string">
            <text:p text:style-name="P19"><text:span text:style-name="T21">1</text:span><text:span text:style-name="T26">3</text:span></text:p>
          </table:table-cell>
          <table:table-cell table:style-name="Table7.G10" office:value-type="string">
            <text:p text:style-name="P53">57</text:p>
          </table:table-cell>
          <table:table-cell table:style-name="Table7.H10" office:value-type="string">
            <text:p text:style-name="P58">25/10</text:p>
          </table:table-cell>
          <table:table-cell table:style-name="Table7.I10" office:value-type="string">
            <text:p text:style-name="P53">20</text:p>
          </table:table-cell>
          <table:table-cell table:style-name="Table7.J10" office:value-type="string">
            <text:p text:style-name="P58">NA</text:p>
          </table:table-cell>
          <table:table-cell table:style-name="Table7.K10" office:value-type="string">
            <text:p text:style-name="P58">NA</text:p>
          </table:table-cell>
          <table:table-cell table:style-name="Table7.L10" office:value-type="string">
            <text:p text:style-name="P58">NA</text:p>
          </table:table-cell>
          <table:table-cell table:style-name="Table7.M10" office:value-type="string">
            <text:p text:style-name="P58">NA</text:p>
          </table:table-cell>
          <table:table-cell table:style-name="Table7.N10" office:value-type="string">
            <text:p text:style-name="P58">P</text:p>
          </table:table-cell>
          <table:table-cell table:style-name="Table7.O10" office:value-type="string">
            <text:p text:style-name="P58">6</text:p>
          </table:table-cell>
        </table:table-row>
        <table:table-row table:style-name="Table7.1">
          <table:table-cell table:style-name="Table7.A11" office:value-type="string">
            <text:p text:style-name="P53">NC326</text:p>
          </table:table-cell>
          <table:table-cell table:style-name="Table7.B11" office:value-type="string">
            <text:p text:style-name="P54">PHOTOGRAPHY</text:p>
          </table:table-cell>
          <table:table-cell table:style-name="Table7.C11" office:value-type="string">
            <text:p text:style-name="P53">NA</text:p>
          </table:table-cell>
          <table:table-cell table:style-name="Table7.D11" office:value-type="string">
            <text:p text:style-name="P53">NA</text:p>
          </table:table-cell>
          <table:table-cell table:style-name="Table7.E11" office:value-type="string">
            <text:p text:style-name="P53">NA</text:p>
          </table:table-cell>
          <table:table-cell table:style-name="Table7.F11" office:value-type="string">
            <text:p text:style-name="P53">NA</text:p>
          </table:table-cell>
          <table:table-cell table:style-name="Table7.G11" office:value-type="string">
            <text:p text:style-name="P53">NA</text:p>
          </table:table-cell>
          <table:table-cell table:style-name="Table7.H11" office:value-type="string">
            <text:p text:style-name="P53">NA</text:p>
          </table:table-cell>
          <table:table-cell table:style-name="Table7.I11" office:value-type="string">
            <text:p text:style-name="P53">NA</text:p>
          </table:table-cell>
          <table:table-cell table:style-name="Table7.J11" office:value-type="string">
            <text:p text:style-name="P53">NA</text:p>
          </table:table-cell>
          <table:table-cell table:style-name="Table7.K11" office:value-type="string">
            <text:p text:style-name="P53">NA</text:p>
          </table:table-cell>
          <table:table-cell table:style-name="Table7.L11" office:value-type="string">
            <text:p text:style-name="P53">NA</text:p>
          </table:table-cell>
          <table:table-cell table:style-name="Table7.M11" office:value-type="string">
            <text:p text:style-name="P53">NA</text:p>
          </table:table-cell>
          <table:table-cell table:style-name="Table7.N11" office:value-type="string">
            <text:p text:style-name="P53">C</text:p>
          </table:table-cell>
          <table:table-cell table:style-name="Table7.O11" office:value-type="string">
            <text:p text:style-name="P53">0</text:p>
          </table:table-cell>
        </table:table-row>
        <table:table-row table:style-name="Table7.1">
          <table:table-cell table:style-name="Table7.A1" table:number-columns-spanned="2" office:value-type="string">
            <text:p text:style-name="P30"><text:span text:style-name="T11">Total Max Mark : </text:span><text:span text:style-name="T14">925</text:span></text:p>
          </table:table-cell>
          <table:covered-table-cell/>
          <table:table-cell table:style-name="Table7.C2" table:number-columns-spanned="9" office:value-type="string">
            <text:p text:style-name="P79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C2" table:number-columns-spanned="4" office:value-type="string">
            <text:p text:style-name="P30"><text:span text:style-name="T11">Total Marks Obtained : </text:span><text:span text:style-name="T12">4</text:span><text:span text:style-name="T14">86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2" office:value-type="string">
            <text:p text:style-name="P30"><text:span text:style-name="T11">Current Credits : </text:span><text:span text:style-name="T12">3</text:span><text:span text:style-name="T14">4</text:span></text:p>
          </table:table-cell>
          <table:covered-table-cell/>
          <table:table-cell table:style-name="Table7.C2" table:number-columns-spanned="9" office:value-type="string">
            <text:p text:style-name="P30"><text:span text:style-name="T11">Previous Credits : </text:span><text:span text:style-name="T14">4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C2" table:number-columns-spanned="4" office:value-type="string">
            <text:p text:style-name="P30"><text:span text:style-name="T11">Total Credits : </text:span><text:span text:style-name="T14">81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3"/>
        <table:table-column table:style-name="Table10.G"/>
        <table:table-column table:style-name="Table10.H"/>
        <table:table-column table:style-name="Table10.D"/>
        <table:table-column table:style-name="Table10.J"/>
        <table:table-column table:style-name="Table10.D"/>
        <table:table-column table:style-name="Table10.L"/>
        <table:table-column table:style-name="Table10.M"/>
        <table:table-column table:style-name="Table10.N"/>
        <table:table-column table:style-name="Table10.O"/>
        <table:table-row table:style-name="Table10.1">
          <table:table-cell table:style-name="Table10.A1" table:number-columns-spanned="15" office:value-type="string">
            <text:p text:style-name="P22"><text:span text:style-name="T11">JUN 20</text:span><text:span text:style-name="T14">10</text:span><text:span text:style-name="T11"> Semester – I</text:span><text:span text:style-name="T14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2" office:value-type="string">
            <text:p text:style-name="P75">Course</text:p>
          </table:table-cell>
          <table:covered-table-cell/>
          <table:table-cell table:style-name="Table10.C2" table:number-columns-spanned="2" office:value-type="string">
            <text:p text:style-name="P75">Theory</text:p>
          </table:table-cell>
          <table:covered-table-cell/>
          <table:table-cell table:style-name="Table10.C2" table:number-columns-spanned="2" office:value-type="string">
            <text:p text:style-name="P75">Prog-Ass</text:p>
          </table:table-cell>
          <table:covered-table-cell/>
          <table:table-cell table:style-name="Table10.C2" office:value-type="string">
            <text:p text:style-name="P75">Total</text:p>
          </table:table-cell>
          <table:table-cell table:style-name="Table10.C2" table:number-columns-spanned="2" office:value-type="string">
            <text:p text:style-name="P75">Term Work</text:p>
          </table:table-cell>
          <table:covered-table-cell/>
          <table:table-cell table:style-name="Table10.C2" table:number-columns-spanned="2" office:value-type="string">
            <text:p text:style-name="P75">Practical</text:p>
          </table:table-cell>
          <table:covered-table-cell/>
          <table:table-cell table:style-name="Table10.C2" table:number-columns-spanned="2" office:value-type="string">
            <text:p text:style-name="P75">Oral</text:p>
          </table:table-cell>
          <table:covered-table-cell/>
          <table:table-cell table:style-name="Table10.N2" table:number-rows-spanned="2" office:value-type="string">
            <text:p text:style-name="P7">Result</text:p>
            <text:p text:style-name="P7"/>
          </table:table-cell>
          <table:table-cell table:style-name="Table10.N2" table:number-rows-spanned="2" office:value-type="string">
            <text:p text:style-name="P7">Credits</text:p>
            <text:p text:style-name="P7">Acquired</text:p>
          </table:table-cell>
        </table:table-row>
        <table:table-row table:style-name="Table10.3">
          <table:table-cell table:style-name="Table10.A1" office:value-type="string">
            <text:p text:style-name="P75">Code</text:p>
          </table:table-cell>
          <table:table-cell table:style-name="Table10.C2" office:value-type="string">
            <text:p text:style-name="P75">Title</text:p>
          </table:table-cell>
          <table:table-cell table:style-name="Table10.C2" office:value-type="string">
            <text:p text:style-name="P75">Max/Min</text:p>
          </table:table-cell>
          <table:table-cell table:style-name="Table10.C2" office:value-type="string">
            <text:p text:style-name="P75">Obt</text:p>
          </table:table-cell>
          <table:table-cell table:style-name="Table10.C2" office:value-type="string">
            <text:p text:style-name="P75">Max</text:p>
          </table:table-cell>
          <table:table-cell table:style-name="Table10.C2" office:value-type="string">
            <text:p text:style-name="P75">Obt</text:p>
          </table:table-cell>
          <table:table-cell table:style-name="Table10.G3" office:value-type="string">
            <text:p text:style-name="P75">Obt</text:p>
          </table:table-cell>
          <table:table-cell table:style-name="Table10.C2" office:value-type="string">
            <text:p text:style-name="P75">Max/</text:p>
            <text:p text:style-name="P75">Min</text:p>
          </table:table-cell>
          <table:table-cell table:style-name="Table10.C2" office:value-type="string">
            <text:p text:style-name="P75">Obt</text:p>
          </table:table-cell>
          <table:table-cell table:style-name="Table10.C2" office:value-type="string">
            <text:p text:style-name="P75">Max/</text:p>
            <text:p text:style-name="P75">Min</text:p>
          </table:table-cell>
          <table:table-cell table:style-name="Table10.C2" office:value-type="string">
            <text:p text:style-name="P75">Obt</text:p>
          </table:table-cell>
          <table:table-cell table:style-name="Table10.L3" office:value-type="string">
            <text:p text:style-name="P75">Max/</text:p>
            <text:p text:style-name="P75">Min</text:p>
          </table:table-cell>
          <table:table-cell table:style-name="Table10.M3" office:value-type="string">
            <text:p text:style-name="P75">Obt</text:p>
          </table:table-cell>
          <table:covered-table-cell/>
          <table:covered-table-cell/>
        </table:table-row>
        <table:table-row table:style-name="Table10.1">
          <table:table-cell table:style-name="Table10.A4" office:value-type="string">
            <text:p text:style-name="P58">CM426</text:p>
          </table:table-cell>
          <table:table-cell table:style-name="Table10.B4" office:value-type="string">
            <text:p text:style-name="P62">RDBMS</text:p>
          </table:table-cell>
          <table:table-cell table:style-name="Table10.C4" office:value-type="string">
            <text:p text:style-name="P58">80/28</text:p>
          </table:table-cell>
          <table:table-cell table:style-name="Table10.D4" office:value-type="string">
            <text:p text:style-name="P55">41</text:p>
          </table:table-cell>
          <table:table-cell table:style-name="Table10.E4" office:value-type="string">
            <text:p text:style-name="P58">20</text:p>
          </table:table-cell>
          <table:table-cell table:style-name="Table10.F4" office:value-type="string">
            <text:p text:style-name="P55">09</text:p>
          </table:table-cell>
          <table:table-cell table:style-name="Table10.G4" office:value-type="string">
            <text:p text:style-name="P55">50</text:p>
          </table:table-cell>
          <table:table-cell table:style-name="Table10.H4" office:value-type="string">
            <text:p text:style-name="P58">25/10</text:p>
          </table:table-cell>
          <table:table-cell table:style-name="Table10.I4" office:value-type="string">
            <text:p text:style-name="P55">15</text:p>
          </table:table-cell>
          <table:table-cell table:style-name="Table10.J4" office:value-type="string">
            <text:p text:style-name="P58">50/20</text:p>
          </table:table-cell>
          <table:table-cell table:style-name="Table10.K4" office:value-type="string">
            <text:p text:style-name="P55">25</text:p>
          </table:table-cell>
          <table:table-cell table:style-name="Table10.L4" office:value-type="string">
            <text:p text:style-name="P58">NA</text:p>
          </table:table-cell>
          <table:table-cell table:style-name="Table10.M4" office:value-type="string">
            <text:p text:style-name="P58">NA</text:p>
          </table:table-cell>
          <table:table-cell table:style-name="Table10.N4" office:value-type="string">
            <text:p text:style-name="P58">P</text:p>
          </table:table-cell>
          <table:table-cell table:style-name="Table10.O4" office:value-type="string">
            <text:p text:style-name="P58">8</text:p>
          </table:table-cell>
        </table:table-row>
        <table:table-row table:style-name="Table10.1">
          <table:table-cell table:style-name="Table10.A5" office:value-type="string">
            <text:p text:style-name="P58">CM427</text:p>
          </table:table-cell>
          <table:table-cell table:style-name="Table10.B5" office:value-type="string">
            <text:p text:style-name="P62">OPERATING SYSTEM</text:p>
          </table:table-cell>
          <table:table-cell table:style-name="Table10.C5" office:value-type="string">
            <text:p text:style-name="P58">80/28</text:p>
          </table:table-cell>
          <table:table-cell table:style-name="Table10.D5" office:value-type="string">
            <text:p text:style-name="P55">40</text:p>
          </table:table-cell>
          <table:table-cell table:style-name="Table10.E5" office:value-type="string">
            <text:p text:style-name="P58">20</text:p>
          </table:table-cell>
          <table:table-cell table:style-name="Table10.F5" office:value-type="string">
            <text:p text:style-name="P19"><text:span text:style-name="T21">1</text:span><text:span text:style-name="T27">0</text:span></text:p>
          </table:table-cell>
          <table:table-cell table:style-name="Table10.G5" office:value-type="string">
            <text:p text:style-name="P55">50</text:p>
          </table:table-cell>
          <table:table-cell table:style-name="Table10.H5" office:value-type="string">
            <text:p text:style-name="P58">25/10</text:p>
          </table:table-cell>
          <table:table-cell table:style-name="Table10.I5" office:value-type="string">
            <text:p text:style-name="P55">16</text:p>
          </table:table-cell>
          <table:table-cell table:style-name="Table10.J5" office:value-type="string">
            <text:p text:style-name="P58">NA</text:p>
          </table:table-cell>
          <table:table-cell table:style-name="Table10.K5" office:value-type="string">
            <text:p text:style-name="P58">NA</text:p>
          </table:table-cell>
          <table:table-cell table:style-name="Table10.L5" office:value-type="string">
            <text:p text:style-name="P58">25/10</text:p>
          </table:table-cell>
          <table:table-cell table:style-name="Table10.M5" office:value-type="string">
            <text:p text:style-name="P19"><text:span text:style-name="T21">1</text:span><text:span text:style-name="T27">8</text:span></text:p>
          </table:table-cell>
          <table:table-cell table:style-name="Table10.N5" office:value-type="string">
            <text:p text:style-name="P58">P</text:p>
          </table:table-cell>
          <table:table-cell table:style-name="Table10.O5" office:value-type="string">
            <text:p text:style-name="P58">6</text:p>
          </table:table-cell>
        </table:table-row>
        <table:table-row table:style-name="Table10.1">
          <table:table-cell table:style-name="Table10.A7" office:value-type="string">
            <text:p text:style-name="P58">CM530</text:p>
          </table:table-cell>
          <table:table-cell table:style-name="Table10.B7" office:value-type="string">
            <text:p text:style-name="P62">OBJECT ORIENTED PROGRAMMING : C++</text:p>
          </table:table-cell>
          <table:table-cell table:style-name="Table10.C7" office:value-type="string">
            <text:p text:style-name="P58">80/28</text:p>
          </table:table-cell>
          <table:table-cell table:style-name="Table10.D7" office:value-type="string">
            <text:p text:style-name="P58">64</text:p>
          </table:table-cell>
          <table:table-cell table:style-name="Table10.E7" office:value-type="string">
            <text:p text:style-name="P58">20</text:p>
          </table:table-cell>
          <table:table-cell table:style-name="Table10.F7" office:value-type="string">
            <text:p text:style-name="P19"><text:span text:style-name="T27">0</text:span><text:span text:style-name="T21">7</text:span></text:p>
          </table:table-cell>
          <table:table-cell table:style-name="Table10.G7" office:value-type="string">
            <text:p text:style-name="P19"><text:span text:style-name="T27">7</text:span><text:span text:style-name="T21">1</text:span></text:p>
          </table:table-cell>
          <table:table-cell table:style-name="Table10.H7" office:value-type="string">
            <text:p text:style-name="P58">25/10</text:p>
          </table:table-cell>
          <table:table-cell table:style-name="Table10.I7" office:value-type="string">
            <text:p text:style-name="P55">15</text:p>
          </table:table-cell>
          <table:table-cell table:style-name="Table10.J7" office:value-type="string">
            <text:p text:style-name="P61">50/20</text:p>
          </table:table-cell>
          <table:table-cell table:style-name="Table10.K7" office:value-type="string">
            <text:p text:style-name="P55">39</text:p>
          </table:table-cell>
          <table:table-cell table:style-name="Table10.L7" office:value-type="string">
            <text:p text:style-name="P58">NA</text:p>
          </table:table-cell>
          <table:table-cell table:style-name="Table10.M7" office:value-type="string">
            <text:p text:style-name="P58">NA</text:p>
          </table:table-cell>
          <table:table-cell table:style-name="Table10.N7" office:value-type="string">
            <text:p text:style-name="P58">P</text:p>
          </table:table-cell>
          <table:table-cell table:style-name="Table10.O7" office:value-type="string">
            <text:p text:style-name="P58">8</text:p>
          </table:table-cell>
        </table:table-row>
        <table:table-row table:style-name="Table10.1">
          <table:table-cell table:style-name="Table10.A7" office:value-type="string">
            <text:p text:style-name="P58">ET322</text:p>
          </table:table-cell>
          <table:table-cell table:style-name="Table10.B7" office:value-type="string">
            <text:p text:style-name="P62">ELECTRONIC CIRCUITS AND COMPONENTS</text:p>
          </table:table-cell>
          <table:table-cell table:style-name="Table10.C7" office:value-type="string">
            <text:p text:style-name="P58">80/28</text:p>
          </table:table-cell>
          <table:table-cell table:style-name="Table10.D7" office:value-type="string">
            <text:p text:style-name="P94"><text:span text:style-name="T27">28</text:span><text:span text:style-name="T21"> F</text:span></text:p>
          </table:table-cell>
          <table:table-cell table:style-name="Table10.E7" office:value-type="string">
            <text:p text:style-name="P58">20</text:p>
          </table:table-cell>
          <table:table-cell table:style-name="Table10.F7" office:value-type="string">
            <text:p text:style-name="P51">06</text:p>
          </table:table-cell>
          <table:table-cell table:style-name="Table10.G7" office:value-type="string">
            <text:p text:style-name="P95"><text:span text:style-name="T27">34</text:span><text:span text:style-name="T21"> F</text:span></text:p>
          </table:table-cell>
          <table:table-cell table:style-name="Table10.H7" office:value-type="string">
            <text:p text:style-name="P58">25/10</text:p>
          </table:table-cell>
          <table:table-cell table:style-name="Table10.I7" office:value-type="string">
            <text:p text:style-name="P94"><text:span text:style-name="T27">#</text:span><text:span text:style-name="T21">19</text:span></text:p>
          </table:table-cell>
          <table:table-cell table:style-name="Table10.J7" office:value-type="string">
            <text:p text:style-name="P58">NA</text:p>
          </table:table-cell>
          <table:table-cell table:style-name="Table10.K7" office:value-type="string">
            <text:p text:style-name="P58">NA</text:p>
          </table:table-cell>
          <table:table-cell table:style-name="Table10.L7" office:value-type="string">
            <text:p text:style-name="P58">NA</text:p>
          </table:table-cell>
          <table:table-cell table:style-name="Table10.M7" office:value-type="string">
            <text:p text:style-name="P58">NA</text:p>
          </table:table-cell>
          <table:table-cell table:style-name="Table10.N7" office:value-type="string">
            <text:p text:style-name="P51">F</text:p>
          </table:table-cell>
          <table:table-cell table:style-name="Table10.O7" office:value-type="string">
            <text:p text:style-name="P51">0</text:p>
          </table:table-cell>
        </table:table-row>
        <table:table-row table:style-name="Table10.1">
          <table:table-cell table:style-name="Table10.A9" office:value-type="string">
            <text:p text:style-name="P58">IT421</text:p>
          </table:table-cell>
          <table:table-cell table:style-name="Table10.B9" office:value-type="string">
            <text:p text:style-name="P63">COMPUTER</text:p>
            <text:p text:style-name="P64">NETWORK – I</text:p>
          </table:table-cell>
          <table:table-cell table:style-name="Table10.C9" office:value-type="string">
            <text:p text:style-name="P58">80/28</text:p>
          </table:table-cell>
          <table:table-cell table:style-name="Table10.D9" office:value-type="string">
            <text:p text:style-name="P55">28</text:p>
          </table:table-cell>
          <table:table-cell table:style-name="Table10.E9" office:value-type="string">
            <text:p text:style-name="P58">20</text:p>
          </table:table-cell>
          <table:table-cell table:style-name="Table10.F9" office:value-type="string">
            <text:p text:style-name="P19"><text:span text:style-name="T21">1</text:span><text:span text:style-name="T27">3</text:span></text:p>
          </table:table-cell>
          <table:table-cell table:style-name="Table10.G9" office:value-type="string">
            <text:p text:style-name="P55">41</text:p>
          </table:table-cell>
          <table:table-cell table:style-name="Table10.H9" office:value-type="string">
            <text:p text:style-name="P58">25/10</text:p>
          </table:table-cell>
          <table:table-cell table:style-name="Table10.I9" office:value-type="string">
            <text:p text:style-name="P55">10</text:p>
          </table:table-cell>
          <table:table-cell table:style-name="Table10.J9" office:value-type="string">
            <text:p text:style-name="P58">NA</text:p>
          </table:table-cell>
          <table:table-cell table:style-name="Table10.K9" office:value-type="string">
            <text:p text:style-name="P58">NA</text:p>
          </table:table-cell>
          <table:table-cell table:style-name="Table10.L9" office:value-type="string">
            <text:p text:style-name="P58">25/10</text:p>
          </table:table-cell>
          <table:table-cell table:style-name="Table10.M9" office:value-type="string">
            <text:p text:style-name="P55">06 F</text:p>
          </table:table-cell>
          <table:table-cell table:style-name="Table10.N9" office:value-type="string">
            <text:p text:style-name="P55">F</text:p>
          </table:table-cell>
          <table:table-cell table:style-name="Table10.O9" office:value-type="string">
            <text:p text:style-name="P55">0</text:p>
          </table:table-cell>
        </table:table-row>
        <table:table-row table:style-name="Table10.1">
          <table:table-cell table:style-name="Table10.A9" office:value-type="string">
            <text:p text:style-name="P58">SC322</text:p>
          </table:table-cell>
          <table:table-cell table:style-name="Table10.B9" office:value-type="string">
            <text:p text:style-name="P62">APPLIED MATHEMATICS – III</text:p>
          </table:table-cell>
          <table:table-cell table:style-name="Table10.C9" office:value-type="string">
            <text:p text:style-name="P58">80/28</text:p>
          </table:table-cell>
          <table:table-cell table:style-name="Table10.D9" office:value-type="string">
            <text:p text:style-name="P19"><text:span text:style-name="T21">3</text:span><text:span text:style-name="T27">0</text:span></text:p>
          </table:table-cell>
          <table:table-cell table:style-name="Table10.E9" office:value-type="string">
            <text:p text:style-name="P58">20</text:p>
          </table:table-cell>
          <table:table-cell table:style-name="Table10.F9" office:value-type="string">
            <text:p text:style-name="P19"><text:span text:style-name="T27">0</text:span><text:span text:style-name="T21">7</text:span></text:p>
          </table:table-cell>
          <table:table-cell table:style-name="Table10.G9" office:value-type="string">
            <text:p text:style-name="P55">37*</text:p>
          </table:table-cell>
          <table:table-cell table:style-name="Table10.H9" office:value-type="string">
            <text:p text:style-name="P58">25/10</text:p>
          </table:table-cell>
          <table:table-cell table:style-name="Table10.I9" office:value-type="string">
            <text:p text:style-name="P58">24</text:p>
          </table:table-cell>
          <table:table-cell table:style-name="Table10.J9" office:value-type="string">
            <text:p text:style-name="P58">NA</text:p>
          </table:table-cell>
          <table:table-cell table:style-name="Table10.K9" office:value-type="string">
            <text:p text:style-name="P58">NA</text:p>
          </table:table-cell>
          <table:table-cell table:style-name="Table10.L9" office:value-type="string">
            <text:p text:style-name="P58">NA</text:p>
          </table:table-cell>
          <table:table-cell table:style-name="Table10.M9" office:value-type="string">
            <text:p text:style-name="P58">NA</text:p>
          </table:table-cell>
          <table:table-cell table:style-name="Table10.N9" office:value-type="string">
            <text:p text:style-name="P58">P</text:p>
          </table:table-cell>
          <table:table-cell table:style-name="Table10.O9" office:value-type="string">
            <text:p text:style-name="P58">4</text:p>
          </table:table-cell>
        </table:table-row>
        <table:table-row table:style-name="Table10.1">
          <table:table-cell table:style-name="Table10.A1" table:number-columns-spanned="2" office:value-type="string">
            <text:p text:style-name="P31"><text:span text:style-name="T11">Total Max Mark : </text:span><text:span text:style-name="T15">900</text:span></text:p>
          </table:table-cell>
          <table:covered-table-cell/>
          <table:table-cell table:style-name="Table10.C2" table:number-columns-spanned="9" office:value-type="string">
            <text:p text:style-name="P80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C2" table:number-columns-spanned="4" office:value-type="string">
            <text:p text:style-name="P31"><text:span text:style-name="T11">Total Marks Obtained : </text:span><text:span text:style-name="T15">470</text:span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2" office:value-type="string">
            <text:p text:style-name="P31"><text:span text:style-name="T11">Current Credits : </text:span><text:span text:style-name="T15">26</text:span></text:p>
          </table:table-cell>
          <table:covered-table-cell/>
          <table:table-cell table:style-name="Table10.C2" table:number-columns-spanned="9" office:value-type="string">
            <text:p text:style-name="P31"><text:span text:style-name="T11">Previous Credits : </text:span><text:span text:style-name="T15">8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C2" table:number-columns-spanned="4" office:value-type="string">
            <text:p text:style-name="P31"><text:span text:style-name="T11">Total Credits : </text:span><text:span text:style-name="T15">107</text:span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2" table:number-columns-spanned="15" office:value-type="string">
            <text:p text:style-name="P31"><text:span text:style-name="T32">P : <text:s/>Pass <text:s text:c="9"/>AB : Absent <text:s text:c="8"/>DT : Detained <text:s text:c="5"/>* : Passed by grace <text:s text:c="6"/>F : Fail <text:s text:c="8"/>EX : Exemption <text:s text:c="7"/>NF : Other Case <text:s text:c="6"/># <text:s/>: <text:s/>Pr</text:span><text:span text:style-name="T33">e</text:span><text:span text:style-name="T32">vious Marks</text:span></text:p>
            <text:p text:style-name="P88">CS <text:s/>: Cancelled the score because of Unfair means <text:s text:c="4"/>C : Completed Non-Credit Course <text:s text:c="5"/>$ : Grade <text:s text:c="4"/>NA : Not Applicable <text:s text:c="4"/>NR : <text:s text:c="2"/>Not Registered for Ex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7">Mr. P. U. Garge</text:p>
            <text:p text:style-name="P47">Controller of Examination,</text:p>
            <text:p text:style-name="P47">Government Polytechnic, Pune.</text:p>
          </table:table-cell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47">Dr. V. S. Bandal</text:p>
            <text:p text:style-name="P47">Principal,</text:p>
            <text:p text:style-name="P47">Government Polytechnic, Pune.</text:p>
          </table:table-cell>
        </table:table-row>
      </table:table>
      <text:p text:style-name="P8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3"/>
        <table:table-column table:style-name="Table11.G"/>
        <table:table-column table:style-name="Table11.H"/>
        <table:table-column table:style-name="Table11.I"/>
        <table:table-column table:style-name="Table11.H"/>
        <table:table-column table:style-name="Table11.D"/>
        <table:table-column table:style-name="Table11.L"/>
        <table:table-column table:style-name="Table11.M"/>
        <table:table-column table:style-name="Table11.N"/>
        <table:table-column table:style-name="Table11.O"/>
        <table:table-row table:style-name="Table11.1">
          <table:table-cell table:style-name="Table11.A1" table:number-columns-spanned="15" office:value-type="string">
            <text:p text:style-name="P23"><text:span text:style-name="T11">DEC 20</text:span><text:span text:style-name="T16">10</text:span><text:span text:style-name="T11"> Semester – </text:span><text:span text:style-name="T16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2" office:value-type="string">
            <text:p text:style-name="P76">Course</text:p>
          </table:table-cell>
          <table:covered-table-cell/>
          <table:table-cell table:style-name="Table11.C2" table:number-columns-spanned="2" office:value-type="string">
            <text:p text:style-name="P76">Theory</text:p>
          </table:table-cell>
          <table:covered-table-cell/>
          <table:table-cell table:style-name="Table11.C2" table:number-columns-spanned="2" office:value-type="string">
            <text:p text:style-name="P76">Prog-Ass</text:p>
          </table:table-cell>
          <table:covered-table-cell/>
          <table:table-cell table:style-name="Table11.C2" office:value-type="string">
            <text:p text:style-name="P76">Total</text:p>
          </table:table-cell>
          <table:table-cell table:style-name="Table11.C2" table:number-columns-spanned="2" office:value-type="string">
            <text:p text:style-name="P76">Term Work</text:p>
          </table:table-cell>
          <table:covered-table-cell/>
          <table:table-cell table:style-name="Table11.C2" table:number-columns-spanned="2" office:value-type="string">
            <text:p text:style-name="P76">Practical</text:p>
          </table:table-cell>
          <table:covered-table-cell/>
          <table:table-cell table:style-name="Table11.C2" table:number-columns-spanned="2" office:value-type="string">
            <text:p text:style-name="P76">Oral</text:p>
          </table:table-cell>
          <table:covered-table-cell/>
          <table:table-cell table:style-name="Table11.N2" table:number-rows-spanned="2" office:value-type="string">
            <text:p text:style-name="P8">Result</text:p>
            <text:p text:style-name="P8"/>
          </table:table-cell>
          <table:table-cell table:style-name="Table11.N2" table:number-rows-spanned="2" office:value-type="string">
            <text:p text:style-name="P8">Credits</text:p>
            <text:p text:style-name="P8">Acquired</text:p>
          </table:table-cell>
        </table:table-row>
        <table:table-row table:style-name="Table11.3">
          <table:table-cell table:style-name="Table11.A1" office:value-type="string">
            <text:p text:style-name="P76">Code</text:p>
          </table:table-cell>
          <table:table-cell table:style-name="Table11.C2" office:value-type="string">
            <text:p text:style-name="P76">Title</text:p>
          </table:table-cell>
          <table:table-cell table:style-name="Table11.C2" office:value-type="string">
            <text:p text:style-name="P76">Max/Min</text:p>
          </table:table-cell>
          <table:table-cell table:style-name="Table11.C2" office:value-type="string">
            <text:p text:style-name="P76">Obt</text:p>
          </table:table-cell>
          <table:table-cell table:style-name="Table11.C2" office:value-type="string">
            <text:p text:style-name="P76">Max</text:p>
          </table:table-cell>
          <table:table-cell table:style-name="Table11.C2" office:value-type="string">
            <text:p text:style-name="P76">Obt</text:p>
          </table:table-cell>
          <table:table-cell table:style-name="Table11.G3" office:value-type="string">
            <text:p text:style-name="P76">Obt</text:p>
          </table:table-cell>
          <table:table-cell table:style-name="Table11.C2" office:value-type="string">
            <text:p text:style-name="P76">Max/</text:p>
            <text:p text:style-name="P76">Min</text:p>
          </table:table-cell>
          <table:table-cell table:style-name="Table11.C2" office:value-type="string">
            <text:p text:style-name="P76">Obt</text:p>
          </table:table-cell>
          <table:table-cell table:style-name="Table11.C2" office:value-type="string">
            <text:p text:style-name="P76">Max/</text:p>
            <text:p text:style-name="P76">Min</text:p>
          </table:table-cell>
          <table:table-cell table:style-name="Table11.C2" office:value-type="string">
            <text:p text:style-name="P76">Obt</text:p>
          </table:table-cell>
          <table:table-cell table:style-name="Table11.L3" office:value-type="string">
            <text:p text:style-name="P76">Max/</text:p>
            <text:p text:style-name="P76">Min</text:p>
          </table:table-cell>
          <table:table-cell table:style-name="Table11.M3" office:value-type="string">
            <text:p text:style-name="P76">Obt</text:p>
          </table:table-cell>
          <table:covered-table-cell/>
          <table:covered-table-cell/>
        </table:table-row>
        <table:table-row table:style-name="Table11.1">
          <table:table-cell table:style-name="Table11.A9" office:value-type="string">
            <text:p text:style-name="P58">CM531</text:p>
          </table:table-cell>
          <table:table-cell table:style-name="Table11.B9" office:value-type="string">
            <text:p text:style-name="P27"><text:span text:style-name="T21">DATA STRUCTURE</text:span><text:span text:style-name="T28">S</text:span><text:span text:style-name="T21"> USING ‘C’</text:span>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56">45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19"><text:span text:style-name="T29">0</text:span><text:span text:style-name="T21">7</text:span></text:p>
          </table:table-cell>
          <table:table-cell table:style-name="Table11.G9" office:value-type="string">
            <text:p text:style-name="P56">52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19"><text:span text:style-name="T21">2</text:span><text:span text:style-name="T29">0</text:span></text:p>
          </table:table-cell>
          <table:table-cell table:style-name="Table11.J9" office:value-type="string">
            <text:p text:style-name="P58">50/20</text:p>
          </table:table-cell>
          <table:table-cell table:style-name="Table11.K9" office:value-type="string">
            <text:p text:style-name="P19"><text:span text:style-name="T21">4</text:span><text:span text:style-name="T29">0</text:span></text:p>
          </table:table-cell>
          <table:table-cell table:style-name="Table11.L9" office:value-type="string">
            <text:p text:style-name="P58">NA</text:p>
          </table:table-cell>
          <table:table-cell table:style-name="Table11.M9" office:value-type="string">
            <text:p text:style-name="P58">NA</text:p>
          </table:table-cell>
          <table:table-cell table:style-name="Table11.N9" office:value-type="string">
            <text:p text:style-name="P58">P</text:p>
          </table:table-cell>
          <table:table-cell table:style-name="Table11.O9" office:value-type="string">
            <text:p text:style-name="P58">6</text:p>
          </table:table-cell>
        </table:table-row>
        <table:table-row table:style-name="Table11.1">
          <table:table-cell table:style-name="Table11.A9" office:value-type="string">
            <text:p text:style-name="P58">CM734</text:p>
          </table:table-cell>
          <table:table-cell table:style-name="Table11.B9" office:value-type="string">
            <text:p text:style-name="P62">JAVA PROGRAMMING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56">0 F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56">08</text:p>
          </table:table-cell>
          <table:table-cell table:style-name="Table11.G9" office:value-type="string">
            <text:p text:style-name="P19"><text:span text:style-name="T29">0</text:span><text:span text:style-name="T21">8 </text:span><text:span text:style-name="T29">F</text:span>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58">19</text:p>
          </table:table-cell>
          <table:table-cell table:style-name="Table11.J9" office:value-type="string">
            <text:p text:style-name="P58">NA</text:p>
          </table:table-cell>
          <table:table-cell table:style-name="Table11.K9" office:value-type="string">
            <text:p text:style-name="P58">NA</text:p>
          </table:table-cell>
          <table:table-cell table:style-name="Table11.L9" office:value-type="string">
            <text:p text:style-name="P58">25/10</text:p>
          </table:table-cell>
          <table:table-cell table:style-name="Table11.M9" office:value-type="string">
            <text:p text:style-name="P58">18</text:p>
          </table:table-cell>
          <table:table-cell table:style-name="Table11.N9" office:value-type="string">
            <text:p text:style-name="P56">F</text:p>
          </table:table-cell>
          <table:table-cell table:style-name="Table11.O9" office:value-type="string">
            <text:p text:style-name="P56">0</text:p>
          </table:table-cell>
        </table:table-row>
        <table:table-row table:style-name="Table11.1">
          <table:table-cell table:style-name="Table11.A9" office:value-type="string">
            <text:p text:style-name="P58">ET322</text:p>
          </table:table-cell>
          <table:table-cell table:style-name="Table11.B9" office:value-type="string">
            <text:p text:style-name="P62">ELECTRONIC CIRCUITS AND COMPONENTS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56">35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51">06</text:p>
          </table:table-cell>
          <table:table-cell table:style-name="Table11.G9" office:value-type="string">
            <text:p text:style-name="P97"><text:span text:style-name="T27">4</text:span><text:span text:style-name="T21">1</text:span>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94"><text:span text:style-name="T27">#</text:span><text:span text:style-name="T21">19</text:span></text:p>
          </table:table-cell>
          <table:table-cell table:style-name="Table11.J9" office:value-type="string">
            <text:p text:style-name="P58">NA</text:p>
          </table:table-cell>
          <table:table-cell table:style-name="Table11.K9" office:value-type="string">
            <text:p text:style-name="P58">NA</text:p>
          </table:table-cell>
          <table:table-cell table:style-name="Table11.L9" office:value-type="string">
            <text:p text:style-name="P58">NA</text:p>
          </table:table-cell>
          <table:table-cell table:style-name="Table11.M9" office:value-type="string">
            <text:p text:style-name="P58">NA</text:p>
          </table:table-cell>
          <table:table-cell table:style-name="Table11.N9" office:value-type="string">
            <text:p text:style-name="P56">P</text:p>
          </table:table-cell>
          <table:table-cell table:style-name="Table11.O9" office:value-type="string">
            <text:p text:style-name="P56">4</text:p>
          </table:table-cell>
        </table:table-row>
        <table:table-row table:style-name="Table11.1">
          <table:table-cell table:style-name="Table11.A9" office:value-type="string">
            <text:p text:style-name="P58">IT421</text:p>
          </table:table-cell>
          <table:table-cell table:style-name="Table11.B9" office:value-type="string">
            <text:p text:style-name="P63">COMPUTER</text:p>
            <text:p text:style-name="P64">NETWORK – I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96"><text:span text:style-name="T29">#</text:span><text:span text:style-name="T21">28</text:span>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19"><text:span text:style-name="T21">1</text:span><text:span text:style-name="T27">3</text:span></text:p>
          </table:table-cell>
          <table:table-cell table:style-name="Table11.G9" office:value-type="string">
            <text:p text:style-name="P96"><text:span text:style-name="T29">#</text:span><text:span text:style-name="T21">41</text:span>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96"><text:span text:style-name="T29">#</text:span><text:span text:style-name="T21">10</text:span></text:p>
          </table:table-cell>
          <table:table-cell table:style-name="Table11.J9" office:value-type="string">
            <text:p text:style-name="P58">NA</text:p>
          </table:table-cell>
          <table:table-cell table:style-name="Table11.K9" office:value-type="string">
            <text:p text:style-name="P58">NA</text:p>
          </table:table-cell>
          <table:table-cell table:style-name="Table11.L9" office:value-type="string">
            <text:p text:style-name="P58">25/10</text:p>
          </table:table-cell>
          <table:table-cell table:style-name="Table11.M9" office:value-type="string">
            <text:p text:style-name="P56">18</text:p>
          </table:table-cell>
          <table:table-cell table:style-name="Table11.N9" office:value-type="string">
            <text:p text:style-name="P56">P</text:p>
          </table:table-cell>
          <table:table-cell table:style-name="Table11.O9" office:value-type="string">
            <text:p text:style-name="P56">7</text:p>
          </table:table-cell>
        </table:table-row>
        <table:table-row table:style-name="Table11.1">
          <table:table-cell table:style-name="Table11.A9" office:value-type="string">
            <text:p text:style-name="P58">IT521</text:p>
          </table:table-cell>
          <table:table-cell table:style-name="Table11.B9" office:value-type="string">
            <text:p text:style-name="P62">SOFTWARE ENGINEERING – I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56">36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19"><text:span text:style-name="T29">0</text:span><text:span text:style-name="T21">6</text:span></text:p>
          </table:table-cell>
          <table:table-cell table:style-name="Table11.G9" office:value-type="string">
            <text:p text:style-name="P56">42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56">19</text:p>
          </table:table-cell>
          <table:table-cell table:style-name="Table11.J9" office:value-type="string">
            <text:p text:style-name="P58">NA</text:p>
          </table:table-cell>
          <table:table-cell table:style-name="Table11.K9" office:value-type="string">
            <text:p text:style-name="P58">NA</text:p>
          </table:table-cell>
          <table:table-cell table:style-name="Table11.L9" office:value-type="string">
            <text:p text:style-name="P58">25/10</text:p>
          </table:table-cell>
          <table:table-cell table:style-name="Table11.M9" office:value-type="string">
            <text:p text:style-name="P56">19</text:p>
          </table:table-cell>
          <table:table-cell table:style-name="Table11.N9" office:value-type="string">
            <text:p text:style-name="P58">P</text:p>
          </table:table-cell>
          <table:table-cell table:style-name="Table11.O9" office:value-type="string">
            <text:p text:style-name="P58">4</text:p>
          </table:table-cell>
        </table:table-row>
        <table:table-row table:style-name="Table11.1">
          <table:table-cell table:style-name="Table11.A9" office:value-type="string">
            <text:p text:style-name="P58">IT522</text:p>
          </table:table-cell>
          <table:table-cell table:style-name="Table11.B9" office:value-type="string">
            <text:p text:style-name="P65">COMPUTER</text:p>
            <text:p text:style-name="P65">NETWORK – II</text:p>
          </table:table-cell>
          <table:table-cell table:style-name="Table11.C9" office:value-type="string">
            <text:p text:style-name="P58">80/28</text:p>
          </table:table-cell>
          <table:table-cell table:style-name="Table11.D9" office:value-type="string">
            <text:p text:style-name="P56">0 F</text:p>
          </table:table-cell>
          <table:table-cell table:style-name="Table11.E9" office:value-type="string">
            <text:p text:style-name="P58">20</text:p>
          </table:table-cell>
          <table:table-cell table:style-name="Table11.F9" office:value-type="string">
            <text:p text:style-name="P19"><text:span text:style-name="T21">1</text:span><text:span text:style-name="T29">2</text:span></text:p>
          </table:table-cell>
          <table:table-cell table:style-name="Table11.G9" office:value-type="string">
            <text:p text:style-name="P56">12 F</text:p>
          </table:table-cell>
          <table:table-cell table:style-name="Table11.H9" office:value-type="string">
            <text:p text:style-name="P58">25/10</text:p>
          </table:table-cell>
          <table:table-cell table:style-name="Table11.I9" office:value-type="string">
            <text:p text:style-name="P56">19</text:p>
          </table:table-cell>
          <table:table-cell table:style-name="Table11.J9" office:value-type="string">
            <text:p text:style-name="P58">NA</text:p>
          </table:table-cell>
          <table:table-cell table:style-name="Table11.K9" office:value-type="string">
            <text:p text:style-name="P58">NA</text:p>
          </table:table-cell>
          <table:table-cell table:style-name="Table11.L9" office:value-type="string">
            <text:p text:style-name="P58">25/10</text:p>
          </table:table-cell>
          <table:table-cell table:style-name="Table11.M9" office:value-type="string">
            <text:p text:style-name="P56">18</text:p>
          </table:table-cell>
          <table:table-cell table:style-name="Table11.N9" office:value-type="string">
            <text:p text:style-name="P56">F</text:p>
          </table:table-cell>
          <table:table-cell table:style-name="Table11.O9" office:value-type="string">
            <text:p text:style-name="P56">0</text:p>
          </table:table-cell>
        </table:table-row>
        <table:table-row table:style-name="Table11.1">
          <table:table-cell table:style-name="Table11.A10" office:value-type="string">
            <text:p text:style-name="P58">MA635</text:p>
          </table:table-cell>
          <table:table-cell table:style-name="Table11.B10" office:value-type="string">
            <text:p text:style-name="P66">E-COMMERCE</text:p>
          </table:table-cell>
          <table:table-cell table:style-name="Table11.C10" office:value-type="string">
            <text:p text:style-name="P58">80/28</text:p>
          </table:table-cell>
          <table:table-cell table:style-name="Table11.D10" office:value-type="string">
            <text:p text:style-name="P19"><text:span text:style-name="T21">5</text:span><text:span text:style-name="T29">4</text:span></text:p>
          </table:table-cell>
          <table:table-cell table:style-name="Table11.E10" office:value-type="string">
            <text:p text:style-name="P58">20</text:p>
          </table:table-cell>
          <table:table-cell table:style-name="Table11.F10" office:value-type="string">
            <text:p text:style-name="P19"><text:span text:style-name="T21">1</text:span><text:span text:style-name="T29">1</text:span></text:p>
          </table:table-cell>
          <table:table-cell table:style-name="Table11.G10" office:value-type="string">
            <text:p text:style-name="P19"><text:span text:style-name="T21">6</text:span><text:span text:style-name="T29">5</text:span></text:p>
          </table:table-cell>
          <table:table-cell table:style-name="Table11.H10" office:value-type="string">
            <text:p text:style-name="P58">NA</text:p>
          </table:table-cell>
          <table:table-cell table:style-name="Table11.I10" office:value-type="string">
            <text:p text:style-name="P58">NA</text:p>
          </table:table-cell>
          <table:table-cell table:style-name="Table11.J10" office:value-type="string">
            <text:p text:style-name="P58">NA</text:p>
          </table:table-cell>
          <table:table-cell table:style-name="Table11.K10" office:value-type="string">
            <text:p text:style-name="P58">NA</text:p>
          </table:table-cell>
          <table:table-cell table:style-name="Table11.L10" office:value-type="string">
            <text:p text:style-name="P58">NA</text:p>
          </table:table-cell>
          <table:table-cell table:style-name="Table11.M10" office:value-type="string">
            <text:p text:style-name="P58">NA</text:p>
          </table:table-cell>
          <table:table-cell table:style-name="Table11.N10" office:value-type="string">
            <text:p text:style-name="P58">P</text:p>
          </table:table-cell>
          <table:table-cell table:style-name="Table11.O10" office:value-type="string">
            <text:p text:style-name="P58">4</text:p>
          </table:table-cell>
        </table:table-row>
        <table:table-row table:style-name="Table11.1">
          <table:table-cell table:style-name="Table11.A1" table:number-columns-spanned="2" office:value-type="string">
            <text:p text:style-name="P32"><text:span text:style-name="T11">Total Max Mark : </text:span><text:span text:style-name="T14">1</text:span><text:span text:style-name="T17">000</text:span></text:p>
          </table:table-cell>
          <table:covered-table-cell/>
          <table:table-cell table:style-name="Table11.C2" table:number-columns-spanned="9" office:value-type="string">
            <text:p text:style-name="P8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C2" table:number-columns-spanned="4" office:value-type="string">
            <text:p text:style-name="P32"><text:span text:style-name="T11">Total Marks Obtained : </text:span><text:span text:style-name="T12">4</text:span><text:span text:style-name="T14">8</text:span><text:span text:style-name="T17">0</text:span>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2" office:value-type="string">
            <text:p text:style-name="P32"><text:span text:style-name="T11">Current Credits : </text:span><text:span text:style-name="T17">25</text:span></text:p>
          </table:table-cell>
          <table:covered-table-cell/>
          <table:table-cell table:style-name="Table11.C2" table:number-columns-spanned="9" office:value-type="string">
            <text:p text:style-name="P32"><text:span text:style-name="T11">Previous Credits : </text:span><text:span text:style-name="T17">10</text:span><text:span text:style-name="T14">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C2" table:number-columns-spanned="4" office:value-type="string">
            <text:p text:style-name="P32"><text:span text:style-name="T11">Total Credits : </text:span><text:span text:style-name="T17">132</text:span></text:p>
          </table:table-cell>
          <table:covered-table-cell/>
          <table:covered-table-cell/>
          <table:covered-table-cell/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column table:style-name="Table2.H"/>
        <table:table-column table:style-name="Table2.I"/>
        <table:table-column table:style-name="Table2.H"/>
        <table:table-column table:style-name="Table2.D"/>
        <table:table-column table:style-name="Table2.L"/>
        <table:table-column table:style-name="Table2.M"/>
        <table:table-column table:style-name="Table2.N"/>
        <table:table-column table:style-name="Table2.O"/>
        <table:table-row table:style-name="Table2.1">
          <table:table-cell table:style-name="Table2.A1" table:number-columns-spanned="15" office:value-type="string">
            <text:p text:style-name="P24"><text:span text:style-name="T18">JUL</text:span><text:span text:style-name="T11"> 20</text:span><text:span text:style-name="T16">1</text:span><text:span text:style-name="T18">1</text:span><text:span text:style-name="T11"> Semester – </text:span><text:span text:style-name="T16">V</text:span><text:span text:style-name="T18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77">Course</text:p>
          </table:table-cell>
          <table:covered-table-cell/>
          <table:table-cell table:style-name="Table2.C2" table:number-columns-spanned="2" office:value-type="string">
            <text:p text:style-name="P77">Theory</text:p>
          </table:table-cell>
          <table:covered-table-cell/>
          <table:table-cell table:style-name="Table2.C2" table:number-columns-spanned="2" office:value-type="string">
            <text:p text:style-name="P77">Prog-Ass</text:p>
          </table:table-cell>
          <table:covered-table-cell/>
          <table:table-cell table:style-name="Table2.C2" office:value-type="string">
            <text:p text:style-name="P77">Total</text:p>
          </table:table-cell>
          <table:table-cell table:style-name="Table2.C2" table:number-columns-spanned="2" office:value-type="string">
            <text:p text:style-name="P77">Term Work</text:p>
          </table:table-cell>
          <table:covered-table-cell/>
          <table:table-cell table:style-name="Table2.C2" table:number-columns-spanned="2" office:value-type="string">
            <text:p text:style-name="P77">Practical</text:p>
          </table:table-cell>
          <table:covered-table-cell/>
          <table:table-cell table:style-name="Table2.C2" table:number-columns-spanned="2" office:value-type="string">
            <text:p text:style-name="P77">Oral</text:p>
          </table:table-cell>
          <table:covered-table-cell/>
          <table:table-cell table:style-name="Table2.N2" table:number-rows-spanned="2" office:value-type="string">
            <text:p text:style-name="P9">Result</text:p>
            <text:p text:style-name="P9"/>
          </table:table-cell>
          <table:table-cell table:style-name="Table2.N2" table:number-rows-spanned="2" office:value-type="string">
            <text:p text:style-name="P9">Credits</text:p>
            <text:p text:style-name="P9">Acquired</text:p>
          </table:table-cell>
        </table:table-row>
        <table:table-row table:style-name="Table2.3">
          <table:table-cell table:style-name="Table2.A1" office:value-type="string">
            <text:p text:style-name="P77">Code</text:p>
          </table:table-cell>
          <table:table-cell table:style-name="Table2.C2" office:value-type="string">
            <text:p text:style-name="P77">Title</text:p>
          </table:table-cell>
          <table:table-cell table:style-name="Table2.C2" office:value-type="string">
            <text:p text:style-name="P77">Max/Min</text:p>
          </table:table-cell>
          <table:table-cell table:style-name="Table2.C2" office:value-type="string">
            <text:p text:style-name="P77">Obt</text:p>
          </table:table-cell>
          <table:table-cell table:style-name="Table2.C2" office:value-type="string">
            <text:p text:style-name="P77">Max</text:p>
          </table:table-cell>
          <table:table-cell table:style-name="Table2.C2" office:value-type="string">
            <text:p text:style-name="P77">Obt</text:p>
          </table:table-cell>
          <table:table-cell table:style-name="Table2.G3" office:value-type="string">
            <text:p text:style-name="P77">Obt</text:p>
          </table:table-cell>
          <table:table-cell table:style-name="Table2.C2" office:value-type="string">
            <text:p text:style-name="P77">Max/</text:p>
            <text:p text:style-name="P77">Min</text:p>
          </table:table-cell>
          <table:table-cell table:style-name="Table2.C2" office:value-type="string">
            <text:p text:style-name="P77">Obt</text:p>
          </table:table-cell>
          <table:table-cell table:style-name="Table2.C2" office:value-type="string">
            <text:p text:style-name="P77">Max/</text:p>
            <text:p text:style-name="P77">Min</text:p>
          </table:table-cell>
          <table:table-cell table:style-name="Table2.C2" office:value-type="string">
            <text:p text:style-name="P77">Obt</text:p>
          </table:table-cell>
          <table:table-cell table:style-name="Table2.L3" office:value-type="string">
            <text:p text:style-name="P77">Max/</text:p>
            <text:p text:style-name="P77">Min</text:p>
          </table:table-cell>
          <table:table-cell table:style-name="Table2.M3" office:value-type="string">
            <text:p text:style-name="P77">Obt</text:p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58">CM521</text:p>
          </table:table-cell>
          <table:table-cell table:style-name="Table2.B10" office:value-type="string">
            <text:p text:style-name="P62">PROJECT &amp; SEMINAR (INHOUSE/INDUSTRY)</text:p>
          </table:table-cell>
          <table:table-cell table:style-name="Table2.C10" office:value-type="string">
            <text:p text:style-name="P58">NA</text:p>
          </table:table-cell>
          <table:table-cell table:style-name="Table2.D10" office:value-type="string">
            <text:p text:style-name="P58">NA</text:p>
          </table:table-cell>
          <table:table-cell table:style-name="Table2.E10" office:value-type="string">
            <text:p text:style-name="P58">50</text:p>
          </table:table-cell>
          <table:table-cell table:style-name="Table2.F10" office:value-type="string">
            <text:p text:style-name="P19"><text:span text:style-name="T21">4</text:span><text:span text:style-name="T30">5</text:span></text:p>
          </table:table-cell>
          <table:table-cell table:style-name="Table2.G10" office:value-type="string">
            <text:p text:style-name="P58">NA</text:p>
          </table:table-cell>
          <table:table-cell table:style-name="Table2.H10" office:value-type="string">
            <text:p text:style-name="P58">50/20</text:p>
          </table:table-cell>
          <table:table-cell table:style-name="Table2.I10" office:value-type="string">
            <text:p text:style-name="P19"><text:span text:style-name="T21">4</text:span><text:span text:style-name="T31">5</text:span>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50/20</text:p>
          </table:table-cell>
          <table:table-cell table:style-name="Table2.M10" office:value-type="string">
            <text:p text:style-name="P19"><text:span text:style-name="T21">4</text:span><text:span text:style-name="T31">5</text:span></text:p>
          </table:table-cell>
          <table:table-cell table:style-name="Table2.N10" office:value-type="string">
            <text:p text:style-name="P58">P</text:p>
          </table:table-cell>
          <table:table-cell table:style-name="Table2.O10" office:value-type="string">
            <text:p text:style-name="P58">8</text:p>
          </table:table-cell>
        </table:table-row>
        <table:table-row table:style-name="Table2.1">
          <table:table-cell table:style-name="Table2.A10" office:value-type="string">
            <text:p text:style-name="P58">CM529</text:p>
          </table:table-cell>
          <table:table-cell table:style-name="Table2.B10" office:value-type="string">
            <text:p text:style-name="P62">UNIX : OPERATING SYSTEM</text:p>
          </table:table-cell>
          <table:table-cell table:style-name="Table2.C10" office:value-type="string">
            <text:p text:style-name="P58">80/28</text:p>
          </table:table-cell>
          <table:table-cell table:style-name="Table2.D10" office:value-type="string">
            <text:p text:style-name="P57">46</text:p>
          </table:table-cell>
          <table:table-cell table:style-name="Table2.E10" office:value-type="string">
            <text:p text:style-name="P58">20</text:p>
          </table:table-cell>
          <table:table-cell table:style-name="Table2.F10" office:value-type="string">
            <text:p text:style-name="P58">19</text:p>
          </table:table-cell>
          <table:table-cell table:style-name="Table2.G10" office:value-type="string">
            <text:p text:style-name="P57">65</text:p>
          </table:table-cell>
          <table:table-cell table:style-name="Table2.H10" office:value-type="string">
            <text:p text:style-name="P58">25/10</text:p>
          </table:table-cell>
          <table:table-cell table:style-name="Table2.I10" office:value-type="string">
            <text:p text:style-name="P19"><text:span text:style-name="T21">2</text:span><text:span text:style-name="T31">2</text:span>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25/10</text:p>
          </table:table-cell>
          <table:table-cell table:style-name="Table2.M10" office:value-type="string">
            <text:p text:style-name="P68">18</text:p>
          </table:table-cell>
          <table:table-cell table:style-name="Table2.N10" office:value-type="string">
            <text:p text:style-name="P58">P</text:p>
          </table:table-cell>
          <table:table-cell table:style-name="Table2.O10" office:value-type="string">
            <text:p text:style-name="P58">6</text:p>
          </table:table-cell>
        </table:table-row>
        <table:table-row table:style-name="Table2.1">
          <table:table-cell table:style-name="Table2.A10" office:value-type="string">
            <text:p text:style-name="P58">CM734</text:p>
          </table:table-cell>
          <table:table-cell table:style-name="Table2.B10" office:value-type="string">
            <text:p text:style-name="P62">JAVA PROGRAMMING</text:p>
          </table:table-cell>
          <table:table-cell table:style-name="Table2.C10" office:value-type="string">
            <text:p text:style-name="P58">80/28</text:p>
          </table:table-cell>
          <table:table-cell table:style-name="Table2.D10" office:value-type="string">
            <text:p text:style-name="P57">57</text:p>
          </table:table-cell>
          <table:table-cell table:style-name="Table2.E10" office:value-type="string">
            <text:p text:style-name="P58">20</text:p>
          </table:table-cell>
          <table:table-cell table:style-name="Table2.F10" office:value-type="string">
            <text:p text:style-name="P56">08</text:p>
          </table:table-cell>
          <table:table-cell table:style-name="Table2.G10" office:value-type="string">
            <text:p text:style-name="P98"><text:span text:style-name="T29">6</text:span><text:span text:style-name="T21">5</text:span></text:p>
          </table:table-cell>
          <table:table-cell table:style-name="Table2.H10" office:value-type="string">
            <text:p text:style-name="P58">25/10</text:p>
          </table:table-cell>
          <table:table-cell table:style-name="Table2.I10" office:value-type="string">
            <text:p text:style-name="P19"><text:span text:style-name="T31">#</text:span><text:span text:style-name="T21">19</text:span>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25/10</text:p>
          </table:table-cell>
          <table:table-cell table:style-name="Table2.M10" office:value-type="string">
            <text:p text:style-name="P19"><text:span text:style-name="T31">#</text:span><text:span text:style-name="T21">18</text:span></text:p>
          </table:table-cell>
          <table:table-cell table:style-name="Table2.N10" office:value-type="string">
            <text:p text:style-name="P68">P</text:p>
          </table:table-cell>
          <table:table-cell table:style-name="Table2.O10" office:value-type="string">
            <text:p text:style-name="P68">6</text:p>
          </table:table-cell>
        </table:table-row>
        <table:table-row table:style-name="Table2.1">
          <table:table-cell table:style-name="Table2.A10" office:value-type="string">
            <text:p text:style-name="P58">IT522</text:p>
          </table:table-cell>
          <table:table-cell table:style-name="Table2.B10" office:value-type="string">
            <text:p text:style-name="P65">COMPUTER</text:p>
            <text:p text:style-name="P65">NETWORK – II</text:p>
          </table:table-cell>
          <table:table-cell table:style-name="Table2.C10" office:value-type="string">
            <text:p text:style-name="P58">80/28</text:p>
          </table:table-cell>
          <table:table-cell table:style-name="Table2.D10" office:value-type="string">
            <text:p text:style-name="P57">45</text:p>
          </table:table-cell>
          <table:table-cell table:style-name="Table2.E10" office:value-type="string">
            <text:p text:style-name="P58">20</text:p>
          </table:table-cell>
          <table:table-cell table:style-name="Table2.F10" office:value-type="string">
            <text:p text:style-name="P19"><text:span text:style-name="T21">1</text:span><text:span text:style-name="T29">2</text:span></text:p>
          </table:table-cell>
          <table:table-cell table:style-name="Table2.G10" office:value-type="string">
            <text:p text:style-name="P57">57</text:p>
          </table:table-cell>
          <table:table-cell table:style-name="Table2.H10" office:value-type="string">
            <text:p text:style-name="P58">25/10</text:p>
          </table:table-cell>
          <table:table-cell table:style-name="Table2.I10" office:value-type="string">
            <text:p text:style-name="P97"><text:span text:style-name="T31">#</text:span><text:span text:style-name="T21">19</text:span>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25/10</text:p>
          </table:table-cell>
          <table:table-cell table:style-name="Table2.M10" office:value-type="string">
            <text:p text:style-name="P97"><text:span text:style-name="T31">#</text:span><text:span text:style-name="T21">18</text:span></text:p>
          </table:table-cell>
          <table:table-cell table:style-name="Table2.N10" office:value-type="string">
            <text:p text:style-name="P68">P</text:p>
          </table:table-cell>
          <table:table-cell table:style-name="Table2.O10" office:value-type="string">
            <text:p text:style-name="P68">6</text:p>
          </table:table-cell>
        </table:table-row>
        <table:table-row table:style-name="Table2.1">
          <table:table-cell table:style-name="Table2.A10" office:value-type="string">
            <text:p text:style-name="P58">IT722</text:p>
          </table:table-cell>
          <table:table-cell table:style-name="Table2.B10" office:value-type="string">
            <text:p text:style-name="P67">SOFTWARE ENGINEERING – II</text:p>
          </table:table-cell>
          <table:table-cell table:style-name="Table2.C10" office:value-type="string">
            <text:p text:style-name="P58">80/28</text:p>
          </table:table-cell>
          <table:table-cell table:style-name="Table2.D10" office:value-type="string">
            <text:p text:style-name="P57">46</text:p>
          </table:table-cell>
          <table:table-cell table:style-name="Table2.E10" office:value-type="string">
            <text:p text:style-name="P58">20</text:p>
          </table:table-cell>
          <table:table-cell table:style-name="Table2.F10" office:value-type="string">
            <text:p text:style-name="P19"><text:span text:style-name="T21">1</text:span><text:span text:style-name="T30">0</text:span></text:p>
          </table:table-cell>
          <table:table-cell table:style-name="Table2.G10" office:value-type="string">
            <text:p text:style-name="P19"><text:span text:style-name="T30">5</text:span><text:span text:style-name="T21">6</text:span></text:p>
          </table:table-cell>
          <table:table-cell table:style-name="Table2.H10" office:value-type="string">
            <text:p text:style-name="P58">25/10</text:p>
          </table:table-cell>
          <table:table-cell table:style-name="Table2.I10" office:value-type="string">
            <text:p text:style-name="P58">22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25/10</text:p>
          </table:table-cell>
          <table:table-cell table:style-name="Table2.M10" office:value-type="string">
            <text:p text:style-name="P58">20</text:p>
          </table:table-cell>
          <table:table-cell table:style-name="Table2.N10" office:value-type="string">
            <text:p text:style-name="P58">P</text:p>
          </table:table-cell>
          <table:table-cell table:style-name="Table2.O10" office:value-type="string">
            <text:p text:style-name="P58">6</text:p>
          </table:table-cell>
        </table:table-row>
        <table:table-row table:style-name="Table2.1">
          <table:table-cell table:style-name="Table2.A10" office:value-type="string">
            <text:p text:style-name="P58">IT723</text:p>
          </table:table-cell>
          <table:table-cell table:style-name="Table2.B10" office:value-type="string">
            <text:p text:style-name="P62">PROGRAMMING IN VISUAL BASIC</text:p>
          </table:table-cell>
          <table:table-cell table:style-name="Table2.C10" office:value-type="string">
            <text:p text:style-name="P58">40/14</text:p>
          </table:table-cell>
          <table:table-cell table:style-name="Table2.D10" office:value-type="string">
            <text:p text:style-name="P57">29</text:p>
          </table:table-cell>
          <table:table-cell table:style-name="Table2.E10" office:value-type="string">
            <text:p text:style-name="P58">10</text:p>
          </table:table-cell>
          <table:table-cell table:style-name="Table2.F10" office:value-type="string">
            <text:p text:style-name="P19"><text:span text:style-name="T21">0</text:span><text:span text:style-name="T30">6</text:span></text:p>
          </table:table-cell>
          <table:table-cell table:style-name="Table2.G10" office:value-type="string">
            <text:p text:style-name="P19"><text:span text:style-name="T21">3</text:span><text:span text:style-name="T30">5</text:span></text:p>
          </table:table-cell>
          <table:table-cell table:style-name="Table2.H10" office:value-type="string">
            <text:p text:style-name="P58">50/20</text:p>
          </table:table-cell>
          <table:table-cell table:style-name="Table2.I10" office:value-type="string">
            <text:p text:style-name="P58">42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50/20</text:p>
          </table:table-cell>
          <table:table-cell table:style-name="Table2.M10" office:value-type="string">
            <text:p text:style-name="P58">42</text:p>
          </table:table-cell>
          <table:table-cell table:style-name="Table2.N10" office:value-type="string">
            <text:p text:style-name="P58">P</text:p>
          </table:table-cell>
          <table:table-cell table:style-name="Table2.O10" office:value-type="string">
            <text:p text:style-name="P58">6</text:p>
          </table:table-cell>
        </table:table-row>
        <table:table-row table:style-name="Table2.1">
          <table:table-cell table:style-name="Table2.A10" office:value-type="string">
            <text:p text:style-name="P58">IT727</text:p>
          </table:table-cell>
          <table:table-cell table:style-name="Table2.B10" office:value-type="string">
            <text:p text:style-name="P62">ADVANCED JAVA PROGRAMMING</text:p>
          </table:table-cell>
          <table:table-cell table:style-name="Table2.C10" office:value-type="string">
            <text:p text:style-name="P58">80/28</text:p>
          </table:table-cell>
          <table:table-cell table:style-name="Table2.D10" office:value-type="string">
            <text:p text:style-name="P57">43</text:p>
          </table:table-cell>
          <table:table-cell table:style-name="Table2.E10" office:value-type="string">
            <text:p text:style-name="P58">20</text:p>
          </table:table-cell>
          <table:table-cell table:style-name="Table2.F10" office:value-type="string">
            <text:p text:style-name="P57">07</text:p>
          </table:table-cell>
          <table:table-cell table:style-name="Table2.G10" office:value-type="string">
            <text:p text:style-name="P57">50</text:p>
          </table:table-cell>
          <table:table-cell table:style-name="Table2.H10" office:value-type="string">
            <text:p text:style-name="P58">25/10</text:p>
          </table:table-cell>
          <table:table-cell table:style-name="Table2.I10" office:value-type="string">
            <text:p text:style-name="P19"><text:span text:style-name="T21">2</text:span><text:span text:style-name="T31">0</text:span></text:p>
          </table:table-cell>
          <table:table-cell table:style-name="Table2.J10" office:value-type="string">
            <text:p text:style-name="P58">NA</text:p>
          </table:table-cell>
          <table:table-cell table:style-name="Table2.K10" office:value-type="string">
            <text:p text:style-name="P58">NA</text:p>
          </table:table-cell>
          <table:table-cell table:style-name="Table2.L10" office:value-type="string">
            <text:p text:style-name="P58">25/10</text:p>
          </table:table-cell>
          <table:table-cell table:style-name="Table2.M10" office:value-type="string">
            <text:p text:style-name="P68">17</text:p>
          </table:table-cell>
          <table:table-cell table:style-name="Table2.N10" office:value-type="string">
            <text:p text:style-name="P58">P</text:p>
          </table:table-cell>
          <table:table-cell table:style-name="Table2.O10" office:value-type="string">
            <text:p text:style-name="P58">6</text:p>
          </table:table-cell>
        </table:table-row>
        <table:table-row table:style-name="Table2.1">
          <table:table-cell table:style-name="Table2.A11" office:value-type="string">
            <text:p text:style-name="P58">MA630</text:p>
          </table:table-cell>
          <table:table-cell table:style-name="Table2.B11" office:value-type="string">
            <text:p text:style-name="P62">MANAGEMENT INFORMATION SYSTEM</text:p>
          </table:table-cell>
          <table:table-cell table:style-name="Table2.C11" office:value-type="string">
            <text:p text:style-name="P58">80/28</text:p>
          </table:table-cell>
          <table:table-cell table:style-name="Table2.D11" office:value-type="string">
            <text:p text:style-name="P57">45</text:p>
          </table:table-cell>
          <table:table-cell table:style-name="Table2.E11" office:value-type="string">
            <text:p text:style-name="P58">20</text:p>
          </table:table-cell>
          <table:table-cell table:style-name="Table2.F11" office:value-type="string">
            <text:p text:style-name="P19"><text:span text:style-name="T21">1</text:span><text:span text:style-name="T30">3</text:span></text:p>
          </table:table-cell>
          <table:table-cell table:style-name="Table2.G11" office:value-type="string">
            <text:p text:style-name="P19"><text:span text:style-name="T30">5</text:span><text:span text:style-name="T21">8</text:span></text:p>
          </table:table-cell>
          <table:table-cell table:style-name="Table2.H11" office:value-type="string">
            <text:p text:style-name="P58">NA</text:p>
          </table:table-cell>
          <table:table-cell table:style-name="Table2.I11" office:value-type="string">
            <text:p text:style-name="P58">NA</text:p>
          </table:table-cell>
          <table:table-cell table:style-name="Table2.J11" office:value-type="string">
            <text:p text:style-name="P58">NA</text:p>
          </table:table-cell>
          <table:table-cell table:style-name="Table2.K11" office:value-type="string">
            <text:p text:style-name="P58">NA</text:p>
          </table:table-cell>
          <table:table-cell table:style-name="Table2.L11" office:value-type="string">
            <text:p text:style-name="P58">NA</text:p>
          </table:table-cell>
          <table:table-cell table:style-name="Table2.M11" office:value-type="string">
            <text:p text:style-name="P58">NA</text:p>
          </table:table-cell>
          <table:table-cell table:style-name="Table2.N11" office:value-type="string">
            <text:p text:style-name="P58">P</text:p>
          </table:table-cell>
          <table:table-cell table:style-name="Table2.O11" office:value-type="string">
            <text:p text:style-name="P58">4</text:p>
          </table:table-cell>
        </table:table-row>
        <table:table-row table:style-name="Table2.1">
          <table:table-cell table:style-name="Table2.A1" table:number-columns-spanned="2" office:value-type="string">
            <text:p text:style-name="P33"><text:span text:style-name="T11">Total Max Mark : </text:span><text:span text:style-name="T14">1</text:span><text:span text:style-name="T19">15</text:span><text:span text:style-name="T17">0</text:span></text:p>
          </table:table-cell>
          <table:covered-table-cell/>
          <table:table-cell table:style-name="Table2.C2" table:number-columns-spanned="9" office:value-type="string">
            <text:p text:style-name="P82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table:number-columns-spanned="4" office:value-type="string">
            <text:p text:style-name="P33"><text:span text:style-name="T11">Total Marks Obtained : </text:span><text:span text:style-name="T19">798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33"><text:span text:style-name="T11">Current Credits : </text:span><text:span text:style-name="T19">48</text:span></text:p>
          </table:table-cell>
          <table:covered-table-cell/>
          <table:table-cell table:style-name="Table2.C2" table:number-columns-spanned="9" office:value-type="string">
            <text:p text:style-name="P33"><text:span text:style-name="T11">Previous Credits : </text:span><text:span text:style-name="T17">1</text:span><text:span text:style-name="T19">3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table:number-columns-spanned="4" office:value-type="string">
            <text:p text:style-name="P33"><text:span text:style-name="T11">Total Credits : </text:span><text:span text:style-name="T17">1</text:span><text:span text:style-name="T19">80</text:span></text:p>
          </table:table-cell>
          <table:covered-table-cell/>
          <table:covered-table-cell/>
          <table:covered-table-cell/>
        </table:table-row>
      </table:table>
      <text:p text:style-name="P69"/>
      <text:p text:style-name="P27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83">Minimum Credits Required for Award of Diploma : 180</text:p>
          </table:table-cell>
          <table:table-cell table:style-name="Table12.B1" office:value-type="string">
            <text:p text:style-name="P83">Total Credits Earned for Credits Subjects : 180</text:p>
          </table:table-cell>
        </table:table-row>
        <table:table-row table:style-name="Table12.1">
          <table:table-cell table:style-name="Table12.A2" office:value-type="string">
            <text:p text:style-name="P83">Max Total Marks for Credits Subjects : 1550</text:p>
          </table:table-cell>
          <table:table-cell table:style-name="Table12.B2" office:value-type="string">
            <text:p text:style-name="P28"><text:span text:style-name="T11">Total Marks Obtained for Credits Subjects : 1</text:span><text:span text:style-name="T20">057</text:span></text:p>
          </table:table-cell>
        </table:table-row>
        <table:table-row table:style-name="Table12.1">
          <table:table-cell table:style-name="Table12.A2" office:value-type="string">
            <text:p text:style-name="P83">Result : FIRST CLASS WITH DISTINCTION</text:p>
          </table:table-cell>
          <table:table-cell table:style-name="Table12.B2" office:value-type="string">
            <text:p text:style-name="P28"><text:span text:style-name="T11">Percentage : </text:span><text:span text:style-name="T20">6</text:span><text:span text:style-name="T11">8.</text:span><text:span text:style-name="T20">19</text:span></text:p>
          </table:table-cell>
        </table:table-row>
        <table:table-row table:style-name="Table12.1">
          <table:table-cell table:style-name="Table12.B2" table:number-columns-spanned="2" office:value-type="string">
            <text:p text:style-name="P34"><text:span text:style-name="T32">P : <text:s/>Pass <text:s text:c="9"/>AB : Absent <text:s text:c="8"/>DT : Detained <text:s text:c="5"/>* : Passed by grace <text:s text:c="6"/>F : Fail <text:s text:c="8"/>EX : Exemption <text:s text:c="7"/>NF : Other Case <text:s text:c="6"/># <text:s/>: <text:s/>Pr</text:span><text:span text:style-name="T33">e</text:span><text:span text:style-name="T32">vious Marks</text:span></text:p>
            <text:p text:style-name="P89">CS <text:s/>: Cancelled the score because of Unfair means <text:s text:c="4"/>C : Completed Non-Credit Course <text:s text:c="5"/>$ : Grade <text:s text:c="4"/>NA : Not Applicable <text:s text:c="4"/>NR : <text:s text:c="2"/>Not Registered for Exam</text:p>
          </table:table-cell>
          <table:covered-table-cell/>
        </table:table-row>
      </table:table>
      <text:p text:style-name="P7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7">Mr. P. U. Garge</text:p>
            <text:p text:style-name="P47">Controller of Examination,</text:p>
            <text:p text:style-name="P47">Government Polytechnic, Pune.</text:p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47">Dr. V. S. Bandal</text:p>
            <text:p text:style-name="P47">Principal,</text:p>
            <text:p text:style-name="P47">Government Polytechnic, Pune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Segoe UI" style:font-size-asian="11pt" style:language-asian="en" style:country-asian="IN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Segoe UI" style:font-size-asian="11pt" style:language-asian="en" style:country-asian="IN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1" style:display-name="Body Text1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847cm" style:auto-text-indent="false" style:writing-mode="lr-tb"/>
      <style:text-properties fo:color="#000000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4</text:page-number></text:span><text:s/>of <text:span text:style-name="MT1"><text:page-count>4</text:page-count></text:span></text:p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xam</meta:initial-creator>
    <meta:editing-cycles>16</meta:editing-cycles>
    <meta:print-date>2020-02-03T05:25:00</meta:print-date>
    <meta:creation-date>2020-02-02T20:26:00</meta:creation-date>
    <dc:date>2020-06-29T14:35:43.490000000</dc:date>
    <meta:editing-duration>PT53M4S</meta:editing-duration>
    <meta:generator>LibreOffice/6.3.5.2$Windows_X86_64 LibreOffice_project/dd0751754f11728f69b42ee2af66670068624673</meta:generator>
    <meta:document-statistic meta:table-count="14" meta:image-count="0" meta:object-count="0" meta:page-count="4" meta:paragraph-count="845" meta:word-count="1471" meta:character-count="6817" meta:non-whitespace-character-count="59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